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9271in" fo:margin-left="0in" table:align="left"/>
    </style:style>
    <style:style style:name="Tabla1.A" style:family="table-column">
      <style:table-column-properties style:column-width="0.75in"/>
    </style:style>
    <style:style style:name="Tabla1.B" style:family="table-column">
      <style:table-column-properties style:column-width="3.8667in"/>
    </style:style>
    <style:style style:name="Tabla1.C" style:family="table-column">
      <style:table-column-properties style:column-width="2.3104in"/>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text-properties fo:language="es" fo:country="SV" officeooo:rsid="0030c5c3" officeooo:paragraph-rsid="0030c5c3"/>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0" style:family="paragraph" style:parent-style-name="Standard">
      <style:paragraph-properties fo:text-align="justify" style:justify-single-word="false"/>
      <style:text-properties style:font-name="Liberation Serif" fo:font-size="12pt" fo:language="es" fo:country="SV" officeooo:rsid="0054e436" officeooo:paragraph-rsid="0054e436" style:font-size-asian="12pt" style:font-size-complex="12pt"/>
    </style:style>
    <style:style style:name="P21" style:family="paragraph" style:parent-style-name="Standard">
      <style:paragraph-properties fo:text-align="justify" style:justify-single-word="false"/>
      <style:text-properties style:font-name="Liberation Serif" fo:font-size="12pt" fo:language="es" fo:country="SV" officeooo:rsid="0057bdbf" officeooo:paragraph-rsid="0057bdbf" style:font-size-asian="12pt" style:font-size-complex="12pt"/>
    </style:style>
    <style:style style:name="P22" style:family="paragraph" style:parent-style-name="Standard">
      <style:paragraph-properties fo:text-align="justify" style:justify-single-word="false"/>
      <style:text-properties style:font-name="Liberation Serif" fo:font-size="12pt" fo:language="es" fo:country="SV" officeooo:rsid="00597c7d" officeooo:paragraph-rsid="00597c7d" style:font-size-asian="12pt" style:font-size-complex="12pt"/>
    </style:style>
    <style:style style:name="P23"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1f9098" officeooo:paragraph-rsid="001f9098" style:font-size-asian="12pt" style:font-size-complex="12pt"/>
    </style:style>
    <style:style style:name="P24"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714d" officeooo:paragraph-rsid="0021714d" style:font-size-asian="12pt" style:font-size-complex="12pt"/>
    </style:style>
    <style:style style:name="P25"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1714d"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4fdf4" style:font-size-asian="12pt" style:font-size-complex="12pt"/>
    </style:style>
    <style:style style:name="P27" style:family="paragraph" style:parent-style-name="Standard">
      <style:paragraph-properties fo:text-align="justify" style:justify-single-word="false"/>
      <style:text-properties fo:font-variant="normal" fo:text-transform="none" fo:color="#000000" style:font-name="Liberation Serif1" fo:font-size="7pt" fo:language="es" fo:country="SV" fo:font-style="normal" officeooo:rsid="002195ca" officeooo:paragraph-rsid="0024fdf4" style:font-size-asian="7pt" style:font-size-complex="7pt"/>
    </style:style>
    <style:style style:name="P2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b7b2a"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81449" officeooo:paragraph-rsid="00481449"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ba30e" officeooo:paragraph-rsid="004ba30e"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c9f28"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e2da9"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351ad" officeooo:paragraph-rsid="005351ad"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b7d5" officeooo:paragraph-rsid="0054b7d5" style:font-size-asian="12pt" style:font-size-complex="12pt"/>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e436" officeooo:paragraph-rsid="0054e436" style:font-size-asian="12pt" style:font-size-complex="12pt"/>
    </style:style>
    <style:style style:name="P46" style:family="paragraph" style:parent-style-name="Standard">
      <style:paragraph-properties fo:text-align="justify" style:justify-single-word="false"/>
      <style:text-properties officeooo:paragraph-rsid="00597c7d"/>
    </style:style>
    <style:style style:name="P47" style:family="paragraph" style:parent-style-name="Footnote">
      <style:text-properties officeooo:rsid="002195ca" officeooo:paragraph-rsid="002195ca"/>
    </style:style>
    <style:style style:name="P48" style:family="paragraph" style:parent-style-name="Table_20_Contents">
      <style:paragraph-properties fo:text-align="justify" style:justify-single-word="false"/>
      <style:text-properties style:font-name="Liberation Serif" fo:font-size="12pt" style:font-size-asian="12pt" style:font-size-complex="12pt"/>
    </style:style>
    <style:style style:name="P49"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50"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51" style:family="paragraph" style:parent-style-name="Table_20_Contents">
      <style:paragraph-properties fo:text-align="justify" style:justify-single-word="false"/>
      <style:text-properties style:font-name="Liberation Serif2" fo:font-size="12pt" officeooo:rsid="00278c55" officeooo:paragraph-rsid="00278c55" style:font-size-asian="12pt" style:font-size-complex="12pt"/>
    </style:style>
    <style:style style:name="P52" style:family="paragraph" style:parent-style-name="Standard" style:list-style-name="L1">
      <style:paragraph-properties fo:text-align="justify" style:justify-single-word="false"/>
      <style:text-properties fo:language="es" fo:country="SV" officeooo:rsid="0030c5c3" officeooo:paragraph-rsid="0030c5c3"/>
    </style:style>
    <style:style style:name="P53" style:family="paragraph" style:parent-style-name="Standard" style:list-style-name="L1">
      <style:paragraph-properties fo:text-align="justify" style:justify-single-word="false"/>
      <style:text-properties fo:language="es" fo:country="SV" officeooo:rsid="0034a2ad" officeooo:paragraph-rsid="0034a2ad"/>
    </style:style>
    <style:style style:name="P54" style:family="paragraph" style:parent-style-name="Standard" style:list-style-name="L1">
      <style:paragraph-properties fo:text-align="justify" style:justify-single-word="false"/>
      <style:text-properties fo:language="es" fo:country="SV" officeooo:rsid="003575df" officeooo:paragraph-rsid="003575df"/>
    </style:style>
    <style:style style:name="P55" style:family="paragraph" style:parent-style-name="Standard" style:list-style-name="L1">
      <style:paragraph-properties fo:text-align="justify" style:justify-single-word="false"/>
      <style:text-properties fo:language="es" fo:country="SV" officeooo:rsid="003575df" officeooo:paragraph-rsid="0035ce6f"/>
    </style:style>
    <style:style style:name="P56" style:family="paragraph" style:parent-style-name="Standard" style:list-style-name="L1">
      <style:paragraph-properties fo:text-align="justify" style:justify-single-word="false"/>
      <style:text-properties fo:language="es" fo:country="SV" officeooo:rsid="00374837" officeooo:paragraph-rsid="00374837"/>
    </style:style>
    <style:style style:name="P57" style:family="paragraph" style:parent-style-name="Standard">
      <style:paragraph-properties fo:text-align="justify" style:justify-single-word="false"/>
      <style:text-properties style:font-name="Liberation Serif" fo:font-size="12pt" fo:language="es" fo:country="SV" officeooo:rsid="00597c7d" officeooo:paragraph-rsid="00597c7d" style:font-size-asian="12pt" style:font-size-complex="12pt"/>
    </style:style>
    <style:style style:name="P58" style:family="paragraph" style:parent-style-name="Standard">
      <style:paragraph-properties fo:text-align="justify" style:justify-single-word="false"/>
      <style:text-properties style:font-name="Liberation Serif" fo:font-size="12pt" fo:language="es" fo:country="SV" officeooo:rsid="005d3d3d" officeooo:paragraph-rsid="005d3d3d" style:font-size-asian="12pt" style:font-size-complex="12pt"/>
    </style:style>
    <style:style style:name="P59" style:family="paragraph" style:parent-style-name="Standard">
      <style:paragraph-properties fo:text-align="justify" style:justify-single-word="false"/>
      <style:text-properties style:font-name="Liberation Serif" fo:font-size="12pt" fo:language="es" fo:country="SV" officeooo:rsid="005d3d3d" officeooo:paragraph-rsid="005e6ca9" style:font-size-asian="12pt" style:font-size-complex="12pt"/>
    </style:style>
    <style:style style:name="P60" style:family="paragraph" style:parent-style-name="Standard">
      <style:paragraph-properties fo:text-align="justify" style:justify-single-word="false"/>
      <style:text-properties style:font-name="Liberation Serif" fo:font-size="12pt" fo:language="es" fo:country="SV" officeooo:rsid="005e6ca9" officeooo:paragraph-rsid="005e6ca9" style:font-size-asian="12pt" style:font-size-complex="12pt"/>
    </style:style>
    <style:style style:name="P61" style:family="paragraph" style:parent-style-name="Standard">
      <style:paragraph-properties fo:text-align="justify" style:justify-single-word="false"/>
      <style:text-properties style:font-name="Liberation Serif" fo:font-size="12pt" fo:language="es" fo:country="SV" officeooo:rsid="005faff5" officeooo:paragraph-rsid="005faff5" style:font-size-asian="12pt" style:font-size-complex="12pt"/>
    </style:style>
    <style:style style:name="P62" style:family="paragraph" style:parent-style-name="Standard">
      <style:paragraph-properties fo:text-align="justify" style:justify-single-word="false"/>
      <style:text-properties style:font-name="Liberation Serif" fo:font-size="12pt" fo:language="es" fo:country="SV" officeooo:rsid="00608275" officeooo:paragraph-rsid="00608275" style:font-size-asian="12pt" style:font-size-complex="12pt"/>
    </style:style>
    <style:style style:name="P63" style:family="paragraph" style:parent-style-name="Standard">
      <style:paragraph-properties fo:text-align="justify" style:justify-single-word="false"/>
      <style:text-properties style:font-name="Liberation Serif" fo:font-size="12pt" fo:language="es" fo:country="SV" officeooo:rsid="00622da9" officeooo:paragraph-rsid="00622da9" style:font-size-asian="12pt" style:font-size-complex="12pt"/>
    </style:style>
    <style:style style:name="P64"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2" fo:font-size="12pt" officeooo:rsid="0015fe6a" style:font-size-asian="12pt" style:font-size-complex="12pt"/>
    </style:style>
    <style:style style:name="T5" style:family="text">
      <style:text-properties style:text-position="super 58%" fo:font-size="10.5pt" officeooo:rsid="004ba30e" style:font-size-asian="10.5pt" style:font-size-complex="10.5pt"/>
    </style:style>
    <style:style style:name="T6" style:family="text">
      <style:text-properties officeooo:rsid="000e2874"/>
    </style:style>
    <style:style style:name="T7" style:family="text">
      <style:text-properties style:font-name="Liberation Serif" fo:font-size="12pt" fo:letter-spacing="0.0244in" style:font-size-asian="12pt" style:font-size-complex="12pt"/>
    </style:style>
    <style:style style:name="T8" style:family="text">
      <style:text-properties style:font-name="Liberation Serif" fo:font-size="12pt" fo:letter-spacing="0.0457in" style:font-size-asian="12pt" style:font-size-complex="12pt"/>
    </style:style>
    <style:style style:name="T9" style:family="text">
      <style:text-properties style:font-name="Liberation Serif" fo:font-size="12pt" fo:letter-spacing="0.0165in" style:font-size-asian="12pt" style:font-size-complex="12pt"/>
    </style:style>
    <style:style style:name="T10" style:family="text">
      <style:text-properties style:font-name="Liberation Serif" fo:font-size="12pt" fo:letter-spacing="0.0146in" style:font-size-asian="12pt" style:font-size-complex="12pt"/>
    </style:style>
    <style:style style:name="T11" style:family="text">
      <style:text-properties style:font-name="Liberation Serif" fo:font-size="12pt" fo:letter-spacing="0.0161in" style:font-size-asian="12pt" style:font-size-complex="12pt"/>
    </style:style>
    <style:style style:name="T12" style:family="text">
      <style:text-properties style:font-name="Liberation Serif" fo:font-size="12pt" fo:letter-spacing="0.0201in" style:font-size-asian="12pt" style:font-size-complex="12pt"/>
    </style:style>
    <style:style style:name="T13" style:family="text">
      <style:text-properties style:font-name="Liberation Serif" fo:font-size="12pt" fo:letter-spacing="0.0319in" style:font-size-asian="12pt" style:font-size-complex="12pt"/>
    </style:style>
    <style:style style:name="T14" style:family="text">
      <style:text-properties style:font-name="Liberation Serif" fo:font-size="12pt" fo:letter-spacing="0.0236in" style:font-size-asian="12pt" style:font-size-complex="12pt"/>
    </style:style>
    <style:style style:name="T15" style:family="text">
      <style:text-properties style:font-name="Liberation Serif" fo:font-size="12pt" fo:letter-spacing="0.0173in" style:font-size-asian="12pt" style:font-size-complex="12pt"/>
    </style:style>
    <style:style style:name="T16" style:family="text">
      <style:text-properties style:font-name="Liberation Serif" fo:font-size="12pt" fo:letter-spacing="0.0409in" style:font-size-asian="12pt" style:font-size-complex="12pt"/>
    </style:style>
    <style:style style:name="T17" style:family="text">
      <style:text-properties style:font-name="Liberation Serif" fo:font-size="12pt" fo:letter-spacing="0.0346in"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052d4" style:font-size-asian="12pt" style:font-size-complex="12pt"/>
    </style:style>
    <style:style style:name="T20" style:family="text">
      <style:text-properties style:font-name="Liberation Serif" fo:font-size="12pt" fo:font-style="italic" style:font-size-asian="12pt" style:font-size-complex="12pt"/>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letter-spacing="0.0299in" style:font-size-asian="12pt" style:font-size-complex="12pt"/>
    </style:style>
    <style:style style:name="T23" style:family="text">
      <style:text-properties style:font-name="Liberation Serif" fo:font-size="12pt" fo:letter-spacing="0.0283in" style:font-size-asian="12pt" style:font-size-complex="12pt"/>
    </style:style>
    <style:style style:name="T24" style:family="text">
      <style:text-properties style:font-name="Liberation Serif" fo:font-size="12pt" fo:letter-spacing="0.0181in" style:font-size-asian="12pt" style:font-size-complex="12pt"/>
    </style:style>
    <style:style style:name="T25" style:family="text">
      <style:text-properties style:font-name="Liberation Serif" fo:font-size="12pt" fo:letter-spacing="-0.0161in" style:font-size-asian="12pt" style:font-size-complex="12pt"/>
    </style:style>
    <style:style style:name="T26" style:family="text">
      <style:text-properties style:font-name="Liberation Serif" fo:font-size="12pt" fo:letter-spacing="0.0209in" style:font-size-asian="12pt" style:font-size-complex="12pt"/>
    </style:style>
    <style:style style:name="T27" style:family="text">
      <style:text-properties style:font-name="Liberation Serif" fo:font-size="12pt" fo:letter-spacing="0.0138in" style:font-size-asian="12pt" style:font-size-complex="12pt"/>
    </style:style>
    <style:style style:name="T28" style:family="text">
      <style:text-properties style:font-name="Liberation Serif" fo:font-size="12pt" fo:letter-spacing="0.0429in" style:font-size-asian="12pt" style:font-size-complex="12pt"/>
    </style:style>
    <style:style style:name="T29" style:family="text">
      <style:text-properties style:font-name="Liberation Serif" fo:font-size="12pt" fo:letter-spacing="0.0484in" style:font-size-asian="12pt" style:font-size-complex="12pt"/>
    </style:style>
    <style:style style:name="T30" style:family="text">
      <style:text-properties style:font-name="Liberation Serif" fo:font-size="12pt" fo:letter-spacing="0.0272in" style:font-size-asian="12pt" style:font-size-complex="12pt"/>
    </style:style>
    <style:style style:name="T31" style:family="text">
      <style:text-properties style:font-name="Liberation Serif" fo:font-size="12pt" fo:language="es" fo:country="SV" officeooo:rsid="00597c7d" style:font-size-asian="12pt" style:font-size-complex="12pt"/>
    </style:style>
    <style:style style:name="T32" style:family="text">
      <style:text-properties style:text-position="sub 58%"/>
    </style:style>
    <style:style style:name="T33" style:family="text">
      <style:text-properties style:text-position="sub 58%" style:font-name="Liberation Serif" fo:font-size="12pt" style:font-size-asian="12pt" style:font-size-complex="12pt"/>
    </style:style>
    <style:style style:name="T34" style:family="text">
      <style:text-properties style:font-name="Liberation Serif2"/>
    </style:style>
    <style:style style:name="T35" style:family="text">
      <style:text-properties style:font-name="Liberation Serif2" fo:font-size="12pt" style:font-size-asian="12pt" style:font-size-complex="12pt"/>
    </style:style>
    <style:style style:name="T36" style:family="text">
      <style:text-properties style:font-name="Liberation Serif2" fo:font-size="12pt" officeooo:rsid="0015b883" style:font-size-asian="12pt" style:font-size-complex="12pt"/>
    </style:style>
    <style:style style:name="T37" style:family="text">
      <style:text-properties style:font-name="Liberation Serif2" fo:font-size="12pt" officeooo:rsid="0015fe6a" style:font-size-asian="12pt" style:font-size-complex="12pt"/>
    </style:style>
    <style:style style:name="T38" style:family="text">
      <style:text-properties fo:font-variant="normal" fo:text-transform="none" fo:color="#000000" style:font-name="Liberation Serif1" fo:font-style="normal"/>
    </style:style>
    <style:style style:name="T39" style:family="text">
      <style:text-properties fo:font-variant="normal" fo:text-transform="none" fo:color="#000000" style:font-name="Liberation Serif1" fo:font-style="normal" officeooo:rsid="0021714d"/>
    </style:style>
    <style:style style:name="T40" style:family="text">
      <style:text-properties fo:font-variant="normal" fo:text-transform="none" fo:color="#000000" fo:font-style="normal" officeooo:rsid="0024fdf4"/>
    </style:style>
    <style:style style:name="T41" style:family="text">
      <style:text-properties fo:font-variant="normal" fo:text-transform="none" fo:color="#000000" fo:font-style="normal" officeooo:rsid="00278c55"/>
    </style:style>
    <style:style style:name="T42" style:family="text">
      <style:text-properties fo:font-variant="normal" fo:text-transform="none" fo:color="#000000" style:text-position="super 58%" style:font-name="Liberation Serif1" fo:font-style="normal"/>
    </style:style>
    <style:style style:name="T43" style:family="text">
      <style:text-properties fo:font-variant="normal" fo:text-transform="none" fo:color="#000000" style:text-position="super 58%" fo:font-style="normal" officeooo:rsid="0024fdf4"/>
    </style:style>
    <style:style style:name="T44" style:family="text">
      <style:text-properties fo:font-variant="normal" fo:text-transform="none" fo:color="#000000" style:text-position="sub 58%" style:font-name="Liberation Serif1" fo:font-style="normal"/>
    </style:style>
    <style:style style:name="T45" style:family="text">
      <style:text-properties fo:font-variant="normal" fo:text-transform="none" fo:color="#000000" style:text-position="sub 58%" style:font-name="Liberation Serif1" fo:font-style="normal" officeooo:rsid="002dfdc4"/>
    </style:style>
    <style:style style:name="T46" style:family="text">
      <style:text-properties fo:font-variant="normal" fo:text-transform="none" style:use-window-font-color="true" style:font-name="Liberation Serif1" fo:font-style="normal"/>
    </style:style>
    <style:style style:name="T47" style:family="text">
      <style:text-properties officeooo:rsid="0032b0b8"/>
    </style:style>
    <style:style style:name="T48" style:family="text">
      <style:text-properties officeooo:rsid="003575df"/>
    </style:style>
    <style:style style:name="T49" style:family="text">
      <style:text-properties officeooo:rsid="0035bfe8"/>
    </style:style>
    <style:style style:name="T50" style:family="text">
      <style:text-properties fo:font-style="italic" officeooo:rsid="0041a068" style:font-style-asian="italic" style:font-style-complex="italic"/>
    </style:style>
    <style:style style:name="T51" style:family="text">
      <style:text-properties fo:font-style="italic" officeooo:rsid="004500e5" style:font-style-asian="italic" style:font-style-complex="italic"/>
    </style:style>
    <style:style style:name="T52" style:family="text">
      <style:text-properties officeooo:rsid="004e2da9"/>
    </style:style>
    <style:style style:name="T53" style:family="text">
      <style:text-properties fo:font-size="10.5pt" officeooo:rsid="004ba30e" style:font-size-asian="10.5pt" style:font-size-complex="10.5pt"/>
    </style:style>
    <style:style style:name="T54" style:family="text">
      <style:text-properties officeooo:rsid="0054e436"/>
    </style:style>
    <style:style style:name="T55" style:family="text">
      <style:text-properties style:font-name="Liberation Mono" fo:font-size="11pt" fo:font-style="normal" fo:font-weight="normal" style:font-size-asian="11pt" style:font-style-asian="normal" style:font-weight-asian="normal"/>
    </style:style>
    <style:style style:name="T56" style:family="text">
      <style:text-properties officeooo:rsid="005e6ca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8"/>
      <text:list xml:id="list8131077324820109386" text:style-name="L1">
        <text:list-item>
          <text:p text:style-name="P52">Este archivo contiene las resoluciones “manuales” de los ejercicios en las guías de métodos numéricos. Llámese “manuales” <text:span text:style-name="T47">a la acción de resolución de ejercicios por medio de despejes, variables extras (o constantes) y el paso a paso para resolver dichos despejes de todos estos ejercicios.</text:span></text:p>
        </text:list-item>
        <text:list-item>
          <text:p text:style-name="P53">Los ejercicios pueden aparecer resueltos por medio del generador de ecuaciones integrado del procesador de texto <text:span text:style-name="T48">o</text:span> <text:span text:style-name="T48">por medio de imágenes (en los casos que requieran planteamientos adicionales).</text:span></text:p>
        </text:list-item>
        <text:list-item>
          <text:p text:style-name="P54">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54">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54">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54">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55">En este documento se ha plasmado una resolución <text:span text:style-name="T49">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49">https://github.com/SamBurgos/Metodos-Numericos/issues</text:span></text:a><text:span text:style-name="T49"> con el número del problema. No se cuentan problemas que el valor esté diferente o que en lugar de raíz cuarta, sea raíz cuadrada, por ejemplo. Para esto revisar punto 5.</text:span></text:p>
        </text:list-item>
        <text:list-item>
          <text:p text:style-name="P56">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8"/>
      <text:p text:style-name="P8"/>
      <text:h text:style-name="P64" text:outline-level="4">EJERCICIOS</text:h>
      <text:p text:style-name="P1"/>
      <text:p text:style-name="P2"><text:span text:style-name="T1">1) </text:span><text:span text:style-name="T18">Si </text:span><text:span text:style-name="T18"><draw:frame draw:style-name="fr1" draw:name="Objeto1" text:anchor-type="as-char" svg:y="-0.172in" svg:width="1.6874in" svg:height="0.2327in" draw:z-index="0"><draw:object xlink:href="./Object 1" xlink:type="simple" xlink:show="embed" xlink:actuate="onLoad"/><draw:image xlink:href="./ObjectReplacements/Object 1" xlink:type="simple" xlink:show="embed" xlink:actuate="onLoad"/></draw:frame></text:span><text:span text:style-name="T18">, obtenga el valor de </text:span><text:span text:style-name="T18"><draw:frame draw:style-name="fr1" draw:name="Objeto2" text:anchor-type="as-char" svg:y="-0.1484in" svg:width="0.6272in" svg:height="0.1902in" draw:z-index="1"><draw:object xlink:href="./Object 2" xlink:type="simple" xlink:show="embed" xlink:actuate="onLoad"/><draw:image xlink:href="./ObjectReplacements/Object 2" xlink:type="simple" xlink:show="embed" xlink:actuate="onLoad"/></draw:frame></text:span><text:span text:style-name="T18">, <text:s/>de tal manera que h(x)= 20.820156997794982, empleando el <text:s/>método de la Secante con una exactitud de 10</text:span><text:span text:style-name="T3">-12 </text:span><text:span text:style-name="T18">y además empleando el comando </text:span><text:span text:style-name="T21">fzero</text:span><text:span text:style-name="T18">. EMPLEE QUINCE DECIMALES.</text:span></text:p>
      <text:p text:style-name="P1"/>
      <text:p text:style-name="P1"><draw:frame draw:style-name="fr1" draw:name="Objeto3" text:anchor-type="as-char" svg:y="-0.8772in" svg:width="3.3701in" svg:height="1.6945in" draw:z-index="2"><draw:object xlink:href="./Object 3" xlink:type="simple" xlink:show="embed" xlink:actuate="onLoad"/><draw:image xlink:href="./ObjectReplacements/Object 3" xlink:type="simple" xlink:show="embed" xlink:actuate="onLoad"/></draw:frame></text:p>
      <text:p text:style-name="P1"/>
      <text:p text:style-name="P3"><text:span text:style-name="T6">2) </text:span><text:span text:style-name="T18">Emplee</text:span><text:span text:style-name="T7"> </text:span><text:span text:style-name="T18">el método de Iteración de Punto fijo</text:span><text:span text:style-name="T8"> </text:span><text:span text:style-name="T18">para obtener</text:span><text:span text:style-name="T9"> </text:span><text:span text:style-name="T18">una aproximación</text:span><text:span text:style-name="T10"> </text:span><text:span text:style-name="T18">al valor</text:span><text:span text:style-name="T11"> </text:span><text:span text:style-name="T18">de</text:span><text:span text:style-name="T12"> </text:span><text:span text:style-name="T18">log</text:span><text:span text:style-name="T33">12</text:span><text:span text:style-name="T18">(5/3) +</text:span><text:span text:style-name="T13"> </text:span><text:span text:style-name="T18">0.25, con una</text:span><text:span text:style-name="T14"> </text:span><text:span text:style-name="T18">exactitud de 10</text:span><text:span text:style-name="T3">-12</text:span><text:span text:style-name="T18">, además emplee</text:span><text:span text:style-name="T12"> </text:span><text:span text:style-name="T18">el</text:span><text:span text:style-name="T15"> </text:span><text:span text:style-name="T18">comando </text:span><text:span text:style-name="T20">fzero </text:span><text:span text:style-name="T18">para</text:span><text:span text:style-name="T16"> </text:span><text:span text:style-name="T18">obtener</text:span><text:span text:style-name="T15"> </text:span><text:span text:style-name="T18">el</text:span><text:span text:style-name="T15"> </text:span><text:span text:style-name="T18">resultado.</text:span><text:span text:style-name="T17"> </text:span><text:span text:style-name="T18">EMPLEE QUINCE DECIMALES.</text:span></text:p>
      <text:p text:style-name="P9"/>
      <text:p text:style-name="P9"/>
      <text:p text:style-name="P9"/>
      <text:p text:style-name="P9"/>
      <text:p text:style-name="P4"><text:span text:style-name="T19">3) </text:span><text:span text:style-name="T18">La suma de dos números</text:span><text:span text:style-name="T15"> </text:span><text:span text:style-name="T18">da como</text:span><text:span text:style-name="T22"> </text:span><text:span text:style-name="T18">resultado</text:span><text:span text:style-name="T15"> </text:span><text:span text:style-name="T18">13.6. Si cada uno se aumenta en su raíz</text:span><text:span text:style-name="T12"> </text:span><text:span text:style-name="T18">cúbica, el</text:span><text:span text:style-name="T23"> </text:span><text:span text:style-name="T18">resultado del producto de las dos sumas</text:span><text:span text:style-name="T12"> </text:span><text:span text:style-name="T18">es igual a 72.910915731844.</text:span><text:span text:style-name="T24"> </text:span><text:span text:style-name="T18">Determine</text:span><text:span text:style-name="T25"> </text:span><text:span text:style-name="T18">los dos números</text:span><text:span text:style-name="T9"> </text:span><text:span text:style-name="T18">con</text:span><text:span text:style-name="T26"> </text:span><text:span text:style-name="T18">una</text:span><text:span text:style-name="T27"> </text:span><text:span text:style-name="T18">exactitud de 10</text:span><text:span text:style-name="T3">-12</text:span><text:span text:style-name="T18">, empleando</text:span><text:span text:style-name="T28"> </text:span><text:span text:style-name="T18">el método de</text:span><text:span text:style-name="T29"> </text:span><text:span text:style-name="T18">Bisección</text:span><text:span text:style-name="T17"> </text:span><text:span text:style-name="T18">y el</text:span><text:span text:style-name="T8"> </text:span><text:span text:style-name="T18">método de Steffensen. EMPLEE</text:span><text:span text:style-name="T30"> </text:span><text:span text:style-name="T18">QUINCE DECIMALES.</text:span></text:p>
      <text:p text:style-name="P10"/>
      <text:p text:style-name="P11"><draw:frame draw:style-name="fr1" draw:name="Objeto4" text:anchor-type="as-char" svg:y="-0.5516in" svg:width="3.5839in" svg:height="1.0402in" draw:z-index="7"><draw:object xlink:href="./Object 4" xlink:type="simple" xlink:show="embed" xlink:actuate="onLoad"/><draw:image xlink:href="./ObjectReplacements/Object 4" xlink:type="simple" xlink:show="embed" xlink:actuate="onLoad"/></draw:frame></text:p>
      <text:p text:style-name="P5"><text:soft-page-break/><text:span text:style-name="T18"><text:tab/></text:span><text:span text:style-name="T18"><draw:frame draw:style-name="fr1" draw:name="Objeto5" text:anchor-type="as-char" svg:y="-1.6445in" svg:width="4.022in" svg:height="3.2264in"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6"><text:span text:style-name="T18"><draw:frame draw:style-name="fr1" draw:name="Objeto6" text:anchor-type="as-char" svg:y="-0.2209in" svg:width="2.0307in" svg:height="0.389in" draw:z-index="4"><draw:object xlink:href="./Object 6" xlink:type="simple" xlink:show="embed" xlink:actuate="onLoad"/><draw:image xlink:href="./ObjectReplacements/Object 6" xlink:type="simple" xlink:show="embed" xlink:actuate="onLoad"/></draw:frame></text:span><text:span text:style-name="T18"> <text:tab/></text:span><text:span text:style-name="T18"><draw:frame draw:style-name="fr1" draw:name="Objeto7" text:anchor-type="as-char" svg:y="-0.3665in" svg:width="2.552in" svg:height="0.6984in" draw:z-index="5"><draw:object xlink:href="./Object 7" xlink:type="simple" xlink:show="embed" xlink:actuate="onLoad"/><draw:image xlink:href="./ObjectReplacements/Object 7" xlink:type="simple" xlink:show="embed" xlink:actuate="onLoad"/></draw:frame></text:span><text:span text:style-name="T18"><text:tab/></text:span><text:span text:style-name="T18"><draw:frame draw:style-name="fr1" draw:name="Objeto8" text:anchor-type="as-char" svg:y="-0.2307in" svg:width="0.9335in" svg:height="0.4256in" draw:z-index="6"><draw:object xlink:href="./Object 8" xlink:type="simple" xlink:show="embed" xlink:actuate="onLoad"/><draw:image xlink:href="./ObjectReplacements/Object 8" xlink:type="simple" xlink:show="embed" xlink:actuate="onLoad"/></draw:frame></text:span></text:p>
      <text:p text:style-name="P12"/>
      <text:p text:style-name="P7"><text:span text:style-name="T18">Siendo C = m/k, donde m = masa del proyectil y k = coeficiente de resistencia del aire. Si se dispara un proyectil con ángulo de elevación </text:span><text:span text:style-name="T35">θ = 57°48'54'', con V0 = 3925 m/s, m = 159.09 </text:span><text:span text:style-name="T36">Kg y k = 9.5. Determine el tiempo que tarda el proyectil en llegar al punto mas alto y en llegar al suelo empleando el método de la </text:span><text:span text:style-name="T37">S</text:span><text:span text:style-name="T36">ecante; </text:span><text:span text:style-name="T37">con una precisión de 10</text:span><text:span text:style-name="T4">-12</text:span><text:span text:style-name="T37">, además obtenga el alcance horizontal y el valor de la altura máxima.</text:span></text:p>
      <text:p text:style-name="P12"/>
      <text:p text:style-name="P12"/>
      <text:p text:style-name="P12"/>
      <text:p text:style-name="P13">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3"/>
      <text:p text:style-name="P13"/>
      <text:p text:style-name="P13"/>
      <text:p text:style-name="P14">6) <text:span text:style-name="T38">Emplee el método de Müller para hallar una aproximación a un cero o raíz del siguiente polinomio: P(x) = x</text:span><text:span text:style-name="T42">5</text:span><text:span text:style-name="T38"> + 11x</text:span><text:span text:style-name="T42">4</text:span><text:span text:style-name="T38"> – 21x</text:span><text:span text:style-name="T42">3</text:span><text:span text:style-name="T38"> – 10x</text:span><text:span text:style-name="T42">2</text:span><text:span text:style-name="T38"> + 21x + 5. Utilice los siguientes valores iniciales: p</text:span><text:span text:style-name="T45">0</text:span><text:span text:style-name="T38"> = –13, p</text:span><text:span text:style-name="T44">1</text:span><text:span text:style-name="T38"> = –12.1 y p</text:span><text:span text:style-name="T44">2</text:span><text:span text:style-name="T38"> = –11.5, con una precisión de 10</text:span><text:span text:style-name="T42">-12</text:span><text:span text:style-name="T38">. EMPLEE QUINCE DECIMALES.</text:span></text:p>
      <text:p text:style-name="P23"/>
      <text:p text:style-name="P23"/>
      <text:p text:style-name="P23"/>
      <text:p text:style-name="P15"><text:soft-page-break/><text:span text:style-name="T38">7) </text:span><text:span text:style-name="T39">Se desea conocer el volumen específico del Nitrógeno a una presión P de 2015 kPa y una temperatura T de 65.84°F, empleando la ecuación de estado de Van der Waals:</text:span></text:p>
      <text:p text:style-name="P24"/>
      <text:p text:style-name="P15"><text:span text:style-name="T39"><draw:frame draw:style-name="fr1" draw:name="Objeto9" text:anchor-type="as-char" svg:y="-0.2437in" svg:width="1.4445in" svg:height="0.4165in" draw:z-index="8"><draw:object xlink:href="./Object 9" xlink:type="simple" xlink:show="embed" xlink:actuate="onLoad"/><draw:image xlink:href="./ObjectReplacements/Object 9" xlink:type="simple" xlink:show="embed" xlink:actuate="onLoad"/></draw:frame></text:span><text:span text:style-name="T39">donde </text:span><text:span text:style-name="T39"><draw:frame draw:style-name="fr1" draw:name="Objeto10" text:anchor-type="as-char" svg:y="-0.2925in" svg:width="1.7252in" svg:height="0.4661in" draw:z-index="9"><draw:object xlink:href="./Object 10" xlink:type="simple" xlink:show="embed" xlink:actuate="onLoad"/><draw:image xlink:href="./ObjectReplacements/Object 10" xlink:type="simple" xlink:show="embed" xlink:actuate="onLoad"/></draw:frame></text:span></text:p>
      <text:p text:style-name="P24"/>
      <text:p text:style-name="P24">De las tablas termodinámicas, se obtienen los siguientes datos:</text:p>
      <text:p text:style-name="P24"/>
      <text:p text:style-name="P24">Pc = 3390 kPa</text:p>
      <text:p text:style-name="P24">Tc = 126.2°K</text:p>
      <text:p text:style-name="P24">R = 0.2968 kJ/kg°K</text:p>
      <text:p text:style-name="P24"/>
      <text:p text:style-name="P16"><text:span text:style-name="T38">Emplee el método de Steffensen para calcular el valor de V, considerando como valor inicial Vo = RT/P, con una precisión de 10</text:span><text:span text:style-name="T42">-12</text:span><text:span text:style-name="T38">.</text:span><text:span text:style-name="T46"><text:note text:id="ftn1" text:note-class="footnote"><text:note-citation>1</text:note-citation><text:note-body><text:p text:style-name="P47">Steffensen ocupa la fórmula de trabajo g(x) = x, por lo tanto debe despejarse la variable buscada en términos de V</text:p></text:note-body></text:note></text:span></text:p>
      <text:p text:style-name="P25"/>
      <text:p text:style-name="P26"><draw:frame draw:style-name="fr1" draw:name="Objeto11" text:anchor-type="as-char" svg:y="-0.872in" svg:width="1.4465in" svg:height="1.6862in" draw:z-index="10"><draw:object xlink:href="./Object 11" xlink:type="simple" xlink:show="embed" xlink:actuate="onLoad"/><draw:image xlink:href="./ObjectReplacements/Object 11" xlink:type="simple" xlink:show="embed" xlink:actuate="onLoad"/></draw:frame><draw:frame draw:style-name="fr1" draw:name="Objeto34" text:anchor-type="as-char" svg:y="-0.6583in" svg:width="1.3555in" svg:height="1.2583in" draw:z-index="18"><draw:object xlink:href="./Object 37" xlink:type="simple" xlink:show="embed" xlink:actuate="onLoad"/><draw:image xlink:href="./ObjectReplacements/Object 37" xlink:type="simple" xlink:show="embed" xlink:actuate="onLoad"/></draw:frame></text:p>
      <text:p text:style-name="P27"/>
      <text:p text:style-name="P17"><text:span text:style-name="T40">8) </text:span><text:span text:style-name="T41">Una barra larga de diámetro D recibe calor por efecto Joule de una resistencia eléctrica. Simultáneamente, disipa calor por convección y radiación, siendo la ecuación que satisface el equilibrio la siguiente:</text:span></text:p>
      <text:p text:style-name="P28"/>
      <text:p text:style-name="P17"><text:span text:style-name="T41"><draw:frame draw:style-name="fr1" draw:name="Objeto12" text:anchor-type="as-char" svg:y="-0.172in" svg:width="2.7598in" svg:height="0.2327in" draw:z-index="11"><draw:object xlink:href="./Object 12" xlink:type="simple" xlink:show="embed" xlink:actuate="onLoad"/><draw:image xlink:href="./ObjectReplacements/Object 12" xlink:type="simple" xlink:show="embed" xlink:actuate="onLoad"/></draw:frame></text:span><text:span text:style-name="T41">donde</text:span></text:p>
      <text:p text:style-name="P28"/>
      <table:table table:name="Tabla1" table:style-name="Tabla1">
        <table:table-column table:style-name="Tabla1.A"/>
        <table:table-column table:style-name="Tabla1.B"/>
        <table:table-column table:style-name="Tabla1.C"/>
        <table:table-row>
          <table:table-cell table:style-name="Tabla1.A1" office:value-type="string">
            <text:p text:style-name="P50">Variable</text:p>
          </table:table-cell>
          <table:table-cell table:style-name="Tabla1.A1" office:value-type="string">
            <text:p text:style-name="P50">Definición variable</text:p>
          </table:table-cell>
          <table:table-cell table:style-name="Tabla1.C1" office:value-type="string">
            <text:p text:style-name="P50">Medida/Valor</text:p>
          </table:table-cell>
        </table:table-row>
        <table:table-row>
          <table:table-cell table:style-name="Tabla1.A2" office:value-type="string">
            <text:p text:style-name="P49">D</text:p>
          </table:table-cell>
          <table:table-cell table:style-name="Tabla1.A2" office:value-type="string">
            <text:p text:style-name="P49">diámetro de la barra</text:p>
          </table:table-cell>
          <table:table-cell table:style-name="Tabla1.C2" office:value-type="string">
            <text:p text:style-name="P49">986 mm</text:p>
          </table:table-cell>
        </table:table-row>
        <table:table-row>
          <table:table-cell table:style-name="Tabla1.A2" office:value-type="string">
            <text:p text:style-name="P51">σ</text:p>
          </table:table-cell>
          <table:table-cell table:style-name="Tabla1.A2" office:value-type="string">
            <text:p text:style-name="P49">constante de Stefan Boltzman</text:p>
          </table:table-cell>
          <table:table-cell table:style-name="Tabla1.C2" office:value-type="string">
            <text:p text:style-name="P49">5.67x10<text:span text:style-name="T2">-8</text:span> W/mt<text:span text:style-name="T2">2</text:span>°K<text:span text:style-name="T2">4</text:span></text:p>
          </table:table-cell>
        </table:table-row>
        <table:table-row>
          <table:table-cell table:style-name="Tabla1.A2" office:value-type="string">
            <text:p text:style-name="P51">ε</text:p>
          </table:table-cell>
          <table:table-cell table:style-name="Tabla1.A2" office:value-type="string">
            <text:p text:style-name="P49">emisividad de la superficie de la barra</text:p>
          </table:table-cell>
          <table:table-cell table:style-name="Tabla1.C2" office:value-type="string">
            <text:p text:style-name="P49">0.8</text:p>
          </table:table-cell>
        </table:table-row>
        <table:table-row>
          <table:table-cell table:style-name="Tabla1.A2" office:value-type="string">
            <text:p text:style-name="P49">h</text:p>
          </table:table-cell>
          <table:table-cell table:style-name="Tabla1.A2" office:value-type="string">
            <text:p text:style-name="P49">coeficiente de transferencia de calor por convección entre la barra y el aire</text:p>
          </table:table-cell>
          <table:table-cell table:style-name="Tabla1.C2" office:value-type="string">
            <text:p text:style-name="P49">20 W/mt<text:span text:style-name="T2">2</text:span>°K</text:p>
          </table:table-cell>
        </table:table-row>
        <table:table-row>
          <table:table-cell table:style-name="Tabla1.A2" office:value-type="string">
            <text:p text:style-name="P49">T<text:span text:style-name="T32">s</text:span></text:p>
          </table:table-cell>
          <table:table-cell table:style-name="Tabla1.A2" office:value-type="string">
            <text:p text:style-name="P49">temperatura ambiente</text:p>
          </table:table-cell>
          <table:table-cell table:style-name="Tabla1.C2" office:value-type="string">
            <text:p text:style-name="P49">77.9°F</text:p>
          </table:table-cell>
        </table:table-row>
        <table:table-row>
          <table:table-cell table:style-name="Tabla1.A2" office:value-type="string">
            <text:p text:style-name="P49">I<text:span text:style-name="T2">2</text:span>R</text:p>
          </table:table-cell>
          <table:table-cell table:style-name="Tabla1.A2" office:value-type="string">
            <text:p text:style-name="P49">potencia eléctrica por unidad de longitud</text:p>
          </table:table-cell>
          <table:table-cell table:style-name="Tabla1.C2" office:value-type="string">
            <text:p text:style-name="P49">100 W/m</text:p>
          </table:table-cell>
        </table:table-row>
        <table:table-row>
          <table:table-cell table:style-name="Tabla1.A2" office:value-type="string">
            <text:p text:style-name="P49">T</text:p>
          </table:table-cell>
          <table:table-cell table:style-name="Tabla1.A2" office:value-type="string">
            <text:p text:style-name="P49">temperatura de equilibrio de la barra</text:p>
          </table:table-cell>
          <table:table-cell table:style-name="Tabla1.C2" office:value-type="string">
            <text:p text:style-name="P48">?</text:p>
          </table:table-cell>
        </table:table-row>
      </table:table>
      <text:p text:style-name="P28"/>
      <text:p text:style-name="P19"><text:span text:style-name="T40">Emplee el método de Newton Raphson para calcular el valor de T, con una precisión de 10</text:span><text:span text:style-name="T43">-12</text:span><text:span text:style-name="T40">.</text:span></text:p>
      <text:p text:style-name="P29">MUESTRE EN FORMA DE TABLA : NUMERO DE ITERACIONES, T0, VALOR APROXIMADO, ERROR. EMPLEE QUINCE DECIMALES.</text:p>
      <text:p text:style-name="P18"><text:soft-page-break/><text:span text:style-name="T40"><draw:frame draw:style-name="fr1" draw:name="Objeto13" text:anchor-type="as-char" svg:y="-0.4701in" svg:width="2.9945in" svg:height="0.9063in" draw:z-index="12"><draw:object xlink:href="./Object 13" xlink:type="simple" xlink:show="embed" xlink:actuate="onLoad"/><draw:image xlink:href="./ObjectReplacements/Object 13" xlink:type="simple" xlink:show="embed" xlink:actuate="onLoad"/></draw:frame></text:span><text:span text:style-name="T40"><draw:frame draw:style-name="fr1" draw:name="Objeto15" text:anchor-type="as-char" svg:y="-0.5563in" svg:width="2.3598in" svg:height="1.078in" draw:z-index="13"><draw:object xlink:href="./Object 15" xlink:type="simple" xlink:show="embed" xlink:actuate="onLoad"/><draw:image xlink:href="./ObjectReplacements/Object 15" xlink:type="simple" xlink:show="embed" xlink:actuate="onLoad"/><svg:desc>fórmula</svg:desc></draw:frame></text:span></text:p>
      <text:p text:style-name="P30"/>
      <text:p text:style-name="P31"><draw:frame draw:style-name="fr1" draw:name="Objeto14" text:anchor-type="as-char" svg:y="-0.5917in" svg:width="3.7035in" svg:height="1.1484in" draw:z-index="14"><draw:object xlink:href="./Object 14" xlink:type="simple" xlink:show="embed" xlink:actuate="onLoad"/><draw:image xlink:href="./ObjectReplacements/Object 14" xlink:type="simple" xlink:show="embed" xlink:actuate="onLoad"/><svg:desc>fórmula</svg:desc></draw:frame></text:p>
      <text:p text:style-name="P33">Las funciones en negrita deberán colocarse en el programa una vez se tengan las variables convertidas al formato estándar SI.</text:p>
      <text:p text:style-name="P33"/>
      <text:p text:style-name="P35">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7365 mol/L.</text:p>
      <text:p text:style-name="P33"/>
      <text:p text:style-name="P35">Emplee método de Posición Falsa, con una exactitud de 10<text:span text:style-name="T2">-12</text:span>. MUESTRE EN FORMA DE TABLA : ITERACIONES, to, t1, VALOR APROXIMADO, ERROR. EMPLEE QUINCE DECIMALES.</text:p>
      <text:p text:style-name="P32"/>
      <text:p text:style-name="P32"><draw:frame draw:style-name="fr1" draw:name="Objeto16" text:anchor-type="as-char" svg:y="-0.6673in" svg:width="2.798in" svg:height="1.2819in" draw:z-index="15"><draw:object xlink:href="./Object 16" xlink:type="simple" xlink:show="embed" xlink:actuate="onLoad"/><draw:image xlink:href="./ObjectReplacements/Object 16" xlink:type="simple" xlink:show="embed" xlink:actuate="onLoad"/></draw:frame></text:p>
      <text:p text:style-name="P32"/>
      <text:p text:style-name="P36">10) Una esfera de madera de radio r, se sumerge en agua. Si la esfera está construida de una especie de pino cuya densidad es: = 785 Kg/m3 y su diámetro es de 568 mm, ¿cuánto es la profundidad h a la que está sumergido el polo sur de la esfera?, si se sabe que la masa de agua desplazada cuando se sumerge la esfera viene dada así:</text:p>
      <text:p text:style-name="P36"/>
      <text:p text:style-name="P36"><draw:frame draw:style-name="fr1" draw:name="Objeto17" text:anchor-type="as-char" svg:y="-0.2925in" svg:width="1.8882in" svg:height="0.4717in" draw:z-index="16"><draw:object xlink:href="./Object 17" xlink:type="simple" xlink:show="embed" xlink:actuate="onLoad"/><draw:image xlink:href="./ObjectReplacements/Object 17" xlink:type="simple" xlink:show="embed" xlink:actuate="onLoad"/></draw:frame>donde <text:span text:style-name="T34">ρ</text:span><text:span text:style-name="T32">a</text:span> es la densidad del agua, r es el radio de la esfera.</text:p>
      <text:p text:style-name="P36"/>
      <text:p text:style-name="P36">Emplee el método de Newton Raphson, con una precisión de 10<text:span text:style-name="T2">-12</text:span>. MUESTRE EN FORMA DE TABLA: NUMERO DE ITERACIONES, ho, VALOR APROXIMADO, ERROR. EMPLEE QUINCE DECIMALES.</text:p>
      <text:p text:style-name="P36"/>
      <text:p text:style-name="P36"><draw:frame draw:style-name="fr1" draw:name="Objeto20" text:anchor-type="as-char" svg:y="-0.3555in" svg:width="1.2402in" svg:height="0.652in" draw:z-index="19"><draw:object xlink:href="./Object 20" xlink:type="simple" xlink:show="embed" xlink:actuate="onLoad"/><draw:image xlink:href="./ObjectReplacements/Object 20" xlink:type="simple" xlink:show="embed" xlink:actuate="onLoad"/></draw:frame><text:span text:style-name="T50">Resolución del término dentro del paréntesis </text:span><text:span text:style-name="T51">en la integral<text:tab/></text:span><text:span text:style-name="T51"><draw:frame draw:style-name="fr1" draw:name="Objeto19" text:anchor-type="as-char" svg:y="-0.4264in" svg:width="0.7307in" svg:height="0.7937in" draw:z-index="25"><draw:object xlink:href="./Object 19" xlink:type="simple" xlink:show="embed" xlink:actuate="onLoad"/><draw:image xlink:href="./ObjectReplacements/Object 19" xlink:type="simple" xlink:show="embed" xlink:actuate="onLoad"/></draw:frame></text:span></text:p>
      <text:p text:style-name="P37"><text:soft-page-break/><draw:frame draw:style-name="fr1" draw:name="Objeto18" text:anchor-type="as-char" svg:y="-1.8654in" svg:width="2.1953in" svg:height="3.6709in" draw:z-index="17"><draw:object xlink:href="./Object 18" xlink:type="simple" xlink:show="embed" xlink:actuate="onLoad"/><draw:image xlink:href="./ObjectReplacements/Object 18" xlink:type="simple" xlink:show="embed" xlink:actuate="onLoad"/></draw:frame><draw:frame draw:style-name="fr1" draw:name="Objeto21" text:anchor-type="as-char" svg:y="-1.4701in" svg:width="1.9425in" svg:height="2.8819in" draw:z-index="20"><draw:object xlink:href="./Object 21" xlink:type="simple" xlink:show="embed" xlink:actuate="onLoad"/><draw:image xlink:href="./ObjectReplacements/Object 21" xlink:type="simple" xlink:show="embed" xlink:actuate="onLoad"/></draw:frame></text:p>
      <text:p text:style-name="P37"/>
      <text:p text:style-name="P37"><draw:frame draw:style-name="fr1" draw:name="Objeto22" text:anchor-type="as-char" svg:y="-0.5575in" svg:width="2.4957in" svg:height="1.0811in" draw:z-index="21"><draw:object xlink:href="./Object 22" xlink:type="simple" xlink:show="embed" xlink:actuate="onLoad"/><draw:image xlink:href="./ObjectReplacements/Object 22" xlink:type="simple" xlink:show="embed" xlink:actuate="onLoad"/></draw:frame></text:p>
      <text:p text:style-name="P37"/>
      <text:p text:style-name="P38">11) La velocidad de caída de un paracaidista viene dada por la siguiente expresión:</text:p>
      <text:p text:style-name="P38"/>
      <text:p text:style-name="P38"><draw:frame draw:style-name="fr1" draw:name="Objeto23" text:anchor-type="as-char" svg:y="-0.2846in" svg:width="1.202in" svg:height="0.4339in" draw:z-index="22"><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38"/>
      <text:p text:style-name="P39">Si la velocidad del paracaidista es de 194.4 km/h, cuando t es igual a 17.65 segundos. Determine la masa “m” del paracaidista empleando el método de Iteración de Punto Fijo, con una precisión de 10<text:span text:style-name="T2">-12</text:span></text:p>
      <text:p text:style-name="P39"/>
      <text:p text:style-name="P39"><draw:frame draw:style-name="fr1" draw:name="Object1" text:anchor-type="as-char" svg:y="-1.1264in" svg:width="1.2244in" svg:height="2.2047in" draw:z-index="23"><draw:object xlink:href="./Object 24" xlink:type="simple" xlink:show="embed" xlink:actuate="onLoad"/><draw:image xlink:href="./ObjectReplacements/Object 24" xlink:type="simple" xlink:show="embed" xlink:actuate="onLoad"/></draw:frame><text:tab/><text:tab/><draw:frame draw:style-name="fr1" draw:name="Object3" text:anchor-type="as-char" svg:y="-0.3957in" svg:width="1.0799in" svg:height="0.7335in" draw:z-index="36"><draw:object xlink:href="./Object 26" xlink:type="simple" xlink:show="embed" xlink:actuate="onLoad"/><draw:image xlink:href="./ObjectReplacements/Object 26" xlink:type="simple" xlink:show="embed" xlink:actuate="onLoad"/></draw:frame><text:tab/><draw:frame draw:style-name="fr1" draw:name="Object2" text:anchor-type="as-char" svg:y="-0.522in" svg:width="1.3819in" svg:height="0.9846in" draw:z-index="24"><draw:object xlink:href="./Object 25" xlink:type="simple" xlink:show="embed" xlink:actuate="onLoad"/><draw:image xlink:href="./ObjectReplacements/Object 25" xlink:type="simple" xlink:show="embed" xlink:actuate="onLoad"/></draw:frame></text:p>
      <text:p text:style-name="P39"/>
      <text:p text:style-name="P39"/>
      <text:p text:style-name="P39"><text:soft-page-break/></text:p>
      <text:p text:style-name="P40">12) Un objeto que cae verticalmente en el aire está sujeto a una resistencia viscosa y también a la fuerza de gravedad. Suponga que dejamos caer un objeto de masa m desde una altura S<text:span text:style-name="T32">0</text:span> y que la altura</text:p>
      <text:p text:style-name="P40">del objeto después de t segundos viene dada así:</text:p>
      <text:p text:style-name="P38"/>
      <text:p text:style-name="P38"><draw:frame draw:style-name="fr1" draw:name="Objeto24" text:anchor-type="as-char" svg:y="-0.2846in" svg:width="2.152in" svg:height="0.4571in" draw:z-index="26"><draw:object xlink:href="./Object 27" xlink:type="simple" xlink:show="embed" xlink:actuate="onLoad"/><draw:image xlink:href="./ObjectReplacements/Object 27" xlink:type="simple" xlink:show="embed" xlink:actuate="onLoad"/></draw:frame><text:span text:style-name="T53">donde g = 32.17 pies/s</text:span><text:span text:style-name="T5">2</text:span><text:span text:style-name="T53">, k = coeficiente de resistencia del aire = 0.1 lb/s</text:span></text:p>
      <text:p text:style-name="P32"/>
      <text:p text:style-name="P42">Suponga que m = 8.55 Kg, S<text:span text:style-name="T32">0</text:span> = 998 pies. Determine el tiempo que tarda en recorrer 10,686.6 plg, empleando el método de Steffensen, con una exactitud de 10<text:span text:style-name="T2">-12</text:span>. <text:span text:style-name="T52">MUESTRE EN FORMA DE TABLA : NUMERO DE ITERACIONES, t0, t1, t2, VALOR APROXIMADO, ERROR. EMPLEE QUINCE DECIMALES.</text:span></text:p>
      <text:p text:style-name="P41"/>
      <text:p text:style-name="P41"><draw:frame draw:style-name="fr1" draw:name="Objeto25" text:anchor-type="as-char" svg:y="-0.9862in" svg:width="1.6307in" svg:height="1.9134in" draw:z-index="27"><draw:object xlink:href="./Object 28" xlink:type="simple" xlink:show="embed" xlink:actuate="onLoad"/><draw:image xlink:href="./ObjectReplacements/Object 28" xlink:type="simple" xlink:show="embed" xlink:actuate="onLoad"/></draw:frame><draw:frame draw:style-name="fr1" draw:name="Objeto26" text:anchor-type="as-char" svg:y="-1.2925in" svg:width="2.339in" svg:height="2.5256in" draw:z-index="28"><draw:object xlink:href="./Object 29" xlink:type="simple" xlink:show="embed" xlink:actuate="onLoad"/><draw:image xlink:href="./ObjectReplacements/Object 29" xlink:type="simple" xlink:show="embed" xlink:actuate="onLoad"/></draw:frame><draw:frame draw:style-name="fr1" draw:name="Objeto27" text:anchor-type="as-char" svg:y="-0.6992in" svg:width="2.4311in" svg:height="1.3398in" draw:z-index="29"><draw:object xlink:href="./Object 30" xlink:type="simple" xlink:show="embed" xlink:actuate="onLoad"/><draw:image xlink:href="./ObjectReplacements/Object 30" xlink:type="simple" xlink:show="embed" xlink:actuate="onLoad"/></draw:frame></text:p>
      <text:p text:style-name="P41"/>
      <text:p text:style-name="P43">13) Para cierto tipo de régimen de transferencia de calor, la evaluación del número de Nusselt (Nu) se basa en el valor del número de Reynolds (Re) y del número Prandtl (Pr) a partir de la ecuación:</text:p>
      <text:p text:style-name="P43"/>
      <text:p text:style-name="P43"><draw:frame draw:style-name="fr1" draw:name="Objeto28" text:anchor-type="as-char" svg:y="-0.3862in" svg:width="3.1819in" svg:height="0.778in" draw:z-index="30"><draw:object xlink:href="./Object 31" xlink:type="simple" xlink:show="embed" xlink:actuate="onLoad"/><draw:image xlink:href="./ObjectReplacements/Object 31" xlink:type="simple" xlink:show="embed" xlink:actuate="onLoad"/></draw:frame></text:p>
      <text:p text:style-name="P43"/>
      <text:p text:style-name="P44">Emplee el Método de La Secante para calcular el número de Reynolds en el intervalo [29000, 29100], considere que el número de Prandtl vale 0.7 y el número de Nusselt vale 60, con una precisión de 10<text:span text:style-name="T2">-12</text:span>. MUESTRE EN FORMA DE TABLA : #ITERACIONES, Po, P1, VALOR APROXIMADO, ERROR. UTILICE QUINCE DECIMALES.</text:p>
      <text:p text:style-name="P34"/>
      <text:p text:style-name="P34"/>
      <text:p text:style-name="P34"><text:soft-page-break/><draw:frame draw:style-name="fr1" draw:name="Objeto29" text:anchor-type="as-char" svg:y="-1.2083in" svg:width="3.7937in" svg:height="2.3484in" draw:z-index="31"><draw:object xlink:href="./Object 32" xlink:type="simple" xlink:show="embed" xlink:actuate="onLoad"/><draw:image xlink:href="./ObjectReplacements/Object 32" xlink:type="simple" xlink:show="embed" xlink:actuate="onLoad"/></draw:frame></text:p>
      <text:p text:style-name="P34"/>
      <text:p text:style-name="P45">14) Se desea conocer el volumen específico del Dióxido de carbono a una presión P de 2075 kPa y una temperatura T de 118.85°C, empleando la ecuación de estado de Redlich-Kwong:</text:p>
      <text:p text:style-name="P34"/>
      <text:p text:style-name="P13"><draw:frame draw:style-name="fr1" draw:name="Objeto30" text:anchor-type="as-char" svg:y="-0.2437in" svg:width="2.1453in" svg:height="0.4228in" draw:z-index="32"><draw:object xlink:href="./Object 33" xlink:type="simple" xlink:show="embed" xlink:actuate="onLoad"/><draw:image xlink:href="./ObjectReplacements/Object 33" xlink:type="simple" xlink:show="embed" xlink:actuate="onLoad"/></draw:frame><text:span text:style-name="T54">donde </text:span><text:span text:style-name="T54"><draw:frame draw:style-name="fr1" draw:name="Objeto31" text:anchor-type="as-char" svg:y="-0.2689in" svg:width="2.3744in" svg:height="0.4425in" draw:z-index="33"><draw:object xlink:href="./Object 34" xlink:type="simple" xlink:show="embed" xlink:actuate="onLoad"/><draw:image xlink:href="./ObjectReplacements/Object 34" xlink:type="simple" xlink:show="embed" xlink:actuate="onLoad"/></draw:frame></text:span></text:p>
      <text:p text:style-name="P13"/>
      <text:p text:style-name="P20">De tablas termodinámicas, se obtienen los siguientes datos:</text:p>
      <text:p text:style-name="P20"/>
      <text:p text:style-name="P20">P<text:span text:style-name="T32">c</text:span> = 7390 kPa, T<text:span text:style-name="T32">c</text:span> = 304.2 ºK, R = 0.2968 kJ/kg ºK</text:p>
      <text:p text:style-name="P20"/>
      <text:p text:style-name="P20">Emplee el método de Steffensen, con una exactitud de 10<text:span text:style-name="T2">-12</text:span>, para calcular el valor de V, considerando como valor inicial V<text:span text:style-name="T32">0</text:span> = RT/P. MUESTRE EN FORMA DE TABLA: #ITERACIONES, V0, V1, V2, VALOR APROXIMADO, ERROR. EMPLEE NUEVE DECIMALES.</text:p>
      <text:p text:style-name="P13"/>
      <text:p text:style-name="P13"><draw:frame draw:style-name="fr1" draw:name="Objeto32" text:anchor-type="as-char" svg:y="-0.8772in" svg:width="2.1453in" svg:height="1.7016in" draw:z-index="34"><draw:object xlink:href="./Object 35" xlink:type="simple" xlink:show="embed" xlink:actuate="onLoad"/><draw:image xlink:href="./ObjectReplacements/Object 35" xlink:type="simple" xlink:show="embed" xlink:actuate="onLoad"/></draw:frame><draw:frame draw:style-name="fr1" draw:name="Objeto33" text:anchor-type="as-char" svg:y="-0.6618in" svg:width="2.1028in" svg:height="1.2709in" draw:z-index="35"><draw:object xlink:href="./Object 36" xlink:type="simple" xlink:show="embed" xlink:actuate="onLoad"/><draw:image xlink:href="./ObjectReplacements/Object 36" xlink:type="simple" xlink:show="embed" xlink:actuate="onLoad"/></draw:frame></text:p>
      <text:p text:style-name="P13"/>
      <text:p text:style-name="P21">15) La distancia D(t) recorrida por un automóvil se establece mediante la siguiente ecuación: D(t) = –70 + 7t + 70e<text:span text:style-name="T2">-t/10</text:span>. Aproxime el valor de “t” para el cual D(t) = 21.98134192, si t [9,9.5]. Emplee el método de bisección con una exactitud de 10<text:span text:style-name="T2">-12</text:span> y además emplee el comando fzero. EMPLEE QUINCE DECIMALES.</text:p>
      <text:p text:style-name="P13"/>
      <text:p text:style-name="P13"><draw:frame draw:style-name="fr1" draw:name="Objeto35" text:anchor-type="as-char" svg:y="-0.5244in" svg:width="2.0319in" svg:height="0.9957in" draw:z-index="37"><draw:object xlink:href="./Object 38" xlink:type="simple" xlink:show="embed" xlink:actuate="onLoad"/><draw:image xlink:href="./ObjectReplacements/Object 38" xlink:type="simple" xlink:show="embed" xlink:actuate="onLoad"/></draw:frame><draw:frame draw:style-name="fr1" draw:name="Objeto36" text:anchor-type="as-char" svg:y="-0.3571in" svg:width="2.061in" svg:height="0.661in" draw:z-index="38"><draw:object xlink:href="./Object 39" xlink:type="simple" xlink:show="embed" xlink:actuate="onLoad"/><draw:image xlink:href="./ObjectReplacements/Object 39" xlink:type="simple" xlink:show="embed" xlink:actuate="onLoad"/></draw:frame></text:p>
      <text:p text:style-name="P13"/>
      <text:p text:style-name="P22"><text:soft-page-break/>16) Se suministran 2890 KJ/Kmol de calor a presión constante a cierta cantidad de vapor de agua inicialmente a 263.93°F. Calcule la temperatura final del sistema empleando el método de la Secante, con precisión de 10<text:span text:style-name="T2">-12</text:span>, si se sabe que:</text:p>
      <text:p text:style-name="P22"/>
      <text:p text:style-name="P46"><text:span text:style-name="T31"><draw:frame draw:style-name="fr1" draw:name="Objeto37" text:anchor-type="as-char" svg:y="-0.3071in" svg:width="0.8839in" svg:height="0.5008in" draw:z-index="39"><draw:object xlink:href="./Object 40" xlink:type="simple" xlink:show="embed" xlink:actuate="onLoad"/><draw:image xlink:href="./ObjectReplacements/Object 40" xlink:type="simple" xlink:show="embed" xlink:actuate="onLoad"/></draw:frame></text:span><text:span text:style-name="T31">donde: </text:span><text:span text:style-name="T31"><draw:frame draw:style-name="fr1" draw:name="Objeto38" text:anchor-type="as-char" svg:y="-0.172in" svg:width="3.8583in" svg:height="0.2075in" draw:z-index="40"><draw:object xlink:href="./Object 41" xlink:type="simple" xlink:show="embed" xlink:actuate="onLoad"/><draw:image xlink:href="./ObjectReplacements/Object 41" xlink:type="simple" xlink:show="embed" xlink:actuate="onLoad"/></draw:frame></text:span><text:span text:style-name="T55">(KJ/Kmol°K)</text:span></text:p>
      <text:p text:style-name="P22"/>
      <text:p text:style-name="P22">EMPLEE QUINCE DECIMALES.</text:p>
      <text:p text:style-name="P22"/>
      <text:p text:style-name="P22"><draw:frame draw:style-name="fr1" draw:name="Objeto39" text:anchor-type="as-char" svg:y="-1.922in" svg:width="6.7909in" svg:height="3.7846in" draw:z-index="41"><draw:object xlink:href="./Object 42" xlink:type="simple" xlink:show="embed" xlink:actuate="onLoad"/><draw:image xlink:href="./ObjectReplacements/Object 42" xlink:type="simple" xlink:show="embed" xlink:actuate="onLoad"/></draw:frame></text:p>
      <text:p text:style-name="P22"/>
      <text:p text:style-name="P58">17) Se tienen dos postes, uno de 29 pies de altura y otro de 41 pies de altura, los cuales están separados entre sí 47 pies. Los postes se sostienen mediante dos cables, conectados a una sola estaca entre ellos,</text:p>
      <text:p text:style-name="P58">desde el nivel del suelo hasta la parte superior de cada poste. Emplee el Método de la Secante para determinar la distancia “x”, con respecto al poste de 41 pies, donde debe colocarse la estaca, para que la cantidad de cable utilizado sea igual a 85 pies, con una precisión de 10<text:span text:style-name="T2">-12</text:span> . MUESTRE EN FORMA DE TABLA: NUMERO DE ITERACIONES, x<text:span text:style-name="T32">0</text:span> , x<text:span text:style-name="T32">1</text:span> , VALOR APROXIMADO, ERROR. EMPLEE QUINCE DECIMALES.</text:p>
      <text:p text:style-name="P58"/>
      <text:p text:style-name="P58"/>
      <text:p text:style-name="P59">18) <text:span text:style-name="T56">La velocidad vertical de un cohete se calcula mediante la siguiente fórmula:</text:span></text:p>
      <text:p text:style-name="P59"/>
      <text:p text:style-name="P59"><draw:frame draw:style-name="fr2" draw:name="Object4" text:anchor-type="as-char" svg:y="-0.2689in" svg:width="1.4846in" svg:height="0.4425in" draw:z-index="42"><draw:object xlink:href="./Object 43" xlink:type="simple" xlink:show="embed" xlink:actuate="onLoad"/><draw:image xlink:href="./ObjectReplacements/Object 43" xlink:type="simple" xlink:show="embed" xlink:actuate="onLoad"/></draw:frame><text:span text:style-name="T56">donde:</text:span></text:p>
      <text:p text:style-name="P59"/>
      <text:p text:style-name="P60">g = 9.81 m/s2</text:p>
      <text:p text:style-name="P60">q = tasa de consumo de combustible = 2700 kg/s</text:p>
      <text:p text:style-name="P60">u = velocidad con la que se expele el combustible = 8820 km/h</text:p>
      <text:p text:style-name="P60">m0 = masa inicial del cohete = 185000 kg</text:p>
      <text:p text:style-name="P61"><text:soft-page-break/>Emplee el MÉTODO DE POSICIÓN FALSA para determinar el tiempo “t”, para el cual el cohete alcanza una velocidad de 1025m/s, con una precisión de 10<text:span text:style-name="T2">-12</text:span> . MUESTRE EN FORMA DE TABLA: NUMERO DE ITERACIONES, t<text:span text:style-name="T32">0</text:span> , t<text:span text:style-name="T32">1</text:span> , VALOR APROXIMADO, ERROR. EMPLEE QUINCE DECIMALES.</text:p>
      <text:p text:style-name="P61"/>
      <text:p text:style-name="P61"><draw:frame draw:style-name="fr2" draw:name="Object5" text:anchor-type="as-char" svg:y="-0.9138in" svg:width="2.0063in" svg:height="1.7937in" draw:z-index="43"><draw:object xlink:href="./Object 44" xlink:type="simple" xlink:show="embed" xlink:actuate="onLoad"/><draw:image xlink:href="./ObjectReplacements/Object 44" xlink:type="simple" xlink:show="embed" xlink:actuate="onLoad"/></draw:frame></text:p>
      <text:p text:style-name="P61"/>
      <text:p text:style-name="P62">19) Emplee el MÉTODO DE MULLER para obtener una raíz del polinomio: P (x) = 2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2">0</text:span>=1,x<text:span text:style-name="T32">1</text:span> =1.8, x<text:span text:style-name="T32">2</text:span> =2</text:p>
      <text:p text:style-name="P62"/>
      <text:p text:style-name="P62">20) Emplee el MÉTODO DE MULLER para obtener una raíz del polinomio: P (x) = 3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2">0</text:span> = –5.5, x<text:span text:style-name="T32">1</text:span> = –5.2, x<text:span text:style-name="T32">2</text:span> = –4.5.</text:p>
      <text:p text:style-name="P62"/>
      <text:p text:style-name="P63">21) Se diseña un tanque esférico para almacenar agua para un pequeño poblado. El volumen de líquido que puede contener se calcula mediante</text:p>
      <text:p text:style-name="P63">la siguiente ecu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2-06T23:35:28.326736214</dc:date>
    <meta:editing-duration>PT15H21M7S</meta:editing-duration>
    <meta:editing-cycles>62</meta:editing-cycles>
    <meta:generator>LibreOffice/5.0.4.2$Linux_X86_64 LibreOffice_project/00m0$Build-2</meta:generator>
    <meta:document-statistic meta:table-count="1" meta:image-count="0" meta:object-count="44" meta:page-count="10" meta:paragraph-count="110" meta:word-count="2016" meta:character-count="11527" meta:non-whitespace-character-count="9589"/>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365</mn>
            </mrow>
          </mrow>
        </mtd>
      </mtr>
      <mtr>
        <mtd>
          <mrow>
            <mrow>
              <mn>0.736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78</mn>
                <mo stretchy="false">−</mo>
                <mn>0.7365</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0435</mn>
                <mo stretchy="false">−</mo>
                <mn>0.05</mn>
              </mrow>
            </mrow>
            <mrow>
              <msup>
                <mi mathvariant="italic">te</mi>
                <mrow>
                  <mrow>
                    <mo stretchy="false">−</mo>
                    <mn>0.4</mn>
                  </mrow>
                  <mi>t</mi>
                </mrow>
              </msup>
              <mo stretchy="false">−</mo>
              <mn>0.23</mn>
            </mrow>
            <msup>
              <mi>e</mi>
              <mrow>
                <mrow>
                  <mo stretchy="false">−</mo>
                  <mn>0.4</mn>
                </mrow>
                <mi>t</mi>
              </mrow>
            </msup>
          </mrow>
        </mtd>
      </mtr>
      <mtr>
        <mtd>
          <mrow>
            <mi>f</mi>
            <mrow>
              <mrow>
                <mo fence="true" stretchy="false">(</mo>
                <mrow>
                  <mi>t</mi>
                </mrow>
                <mo fence="true" stretchy="false">)</mo>
              </mrow>
              <mo stretchy="false">=</mo>
              <mrow>
                <mn>0.0435</mn>
                <mo stretchy="false">−</mo>
                <mn>0.05</mn>
              </mrow>
            </mrow>
            <mrow>
              <msup>
                <mi mathvariant="italic">te</mi>
                <mrow>
                  <mrow>
                    <mo stretchy="false">−</mo>
                    <mn>0.4</mn>
                  </mrow>
                  <mi>t</mi>
                </mrow>
              </msup>
              <mo stretchy="false">−</mo>
              <mn>0.23</mn>
            </mrow>
            <msup>
              <mi>e</mi>
              <mrow>
                <mrow>
                  <mo stretchy="false">−</mo>
                  <mn>0.4</mn>
                </mrow>
                <mi>t</mi>
              </mrow>
            </msup>
          </mrow>
        </mtd>
      </mtr>
    </mtable>
    <annotation encoding="StarMath 5.0">C( t ) = 0.78 - 0.05te^{ -0.4t } - 0.23e^{ -0.4t }
newline
C( t ) = 0.7365
newline
0.7365 = 0.78 - 0.05te^{ -0.4t } - 0.23e^{ -0.4t }
newline
0 = 0.78 - 0.7365  - 0.05te^{ -0.4t } - 0.23e^{ -0.4t }
newline
0 = 0.0435 - 0.05te^{ -0.4t } - 0.23e^{ -0.4t }
newline
f( t ) = 0.0435 - 0.05te^{ -0.4t } - 0.23e^{ -0.4t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able>
    <annotation encoding="StarMath 5.0">M_a = %rho_a int from{0} to{h} { %pi(r^2 - (x - r)^2) dx }
newline
M_a = %rho_a int from{0} to{h} { %pi(r^2 - x^2 + 2xr - r^2) dx }
newline
M_a = %rho_a %pi int from{0} to{h} { (r^2 - x^2 + 2xr - r^2) dx }
newline
M_a = %rho_a %pi int from{0} to{h} { ( 2xr - x^2) dx }
newline
M_a = %rho_a %pi ( int from{0} to{h} { 2xr dx } - int from{0} to{h} { x^2 dx } )
newline
M_a = %rho_a %pi ( { { 2x^2 r } over 2 } - { x^3 over 3 } ) binom{h}{0} 
newline
M_a = %rho_a %pi ( { { 2h^2 r } over 2 } - { h^3 over 3 } )
newline
M_a = %rho_a %pi ( { h^2 r }  - { h^3 over 3 } )</annotation>
  </semantics>
</math>
</file>

<file path=Object 19/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able>
    <annotation encoding="StarMath 5.0">V = 4 over 3 %pi r^3
newline
%rho = M over V</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able>
    <annotation encoding="StarMath 5.0">r^2 - (x - r)^2
newline
r^2 - ( x^2 - 2xr + r^2 )
newline
r^2 - x^2 + 2xr - r^2</annotation>
  </semantics>
</math>
</file>

<file path=Object 21/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r>
        <mtd>
          <mrow>
            <mrow>
              <mi>M</mi>
              <mo stretchy="false">=</mo>
              <mi mathvariant="normal">ρ</mi>
            </mrow>
            <mi>V</mi>
          </mrow>
        </mtd>
      </mtr>
      <mtr>
        <mtd>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M</mi>
                <mi>a</mi>
              </msub>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style mathvariant="bol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style>
        </mtd>
      </mtr>
    </mtable>
    <annotation encoding="StarMath 5.0">V = 4 over 3 %pi r^3
newline
%rho = M over V
newline
M = %rho V
newline
newline
M_a = %rho_a %pi ( { h^2 r }  - { h^3 over 3 } )
newline
0 = %rho_a %pi ( { h^2 r }  - { h^3 over 3 } ) - M_a
newline
0 = %rho_a %pi ( { h^2 r }  - { h^3 over 3 } ) - %rho_a V
newline
bold { f( h ) = %rho_a %pi ( { h^2 r }  - { h^3 over 3 } ) - %rho_a V }</annotation>
  </semantics>
</math>
</file>

<file path=Object 22/content.xml><?xml version="1.0" encoding="utf-8"?>
<math xmlns="http://www.w3.org/1998/Math/MathML" display="block">
  <semantics>
    <mtable>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row>
            <mi>f</mi>
            <mi>'</mi>
            <mrow>
              <mrow>
                <mo fence="true" stretchy="false">(</mo>
                <mrow>
                  <mi>h</mi>
                </mrow>
                <mo fence="true" stretchy="false">)</mo>
              </mrow>
              <mo stretchy="false">=</mo>
              <msub>
                <mi mathvariant="normal">ρ</mi>
                <mi>a</mi>
              </msub>
            </mrow>
            <mi mathvariant="normal">π</mi>
            <mrow>
              <mrow>
                <mo fence="true" stretchy="false">(</mo>
                <mrow>
                  <mrow>
                    <mn>2</mn>
                    <mrow>
                      <mi mathvariant="italic">hr</mi>
                      <mo stretchy="false">−</mo>
                      <msup>
                        <mi>h</mi>
                        <mn>2</mn>
                      </msup>
                    </mrow>
                  </mrow>
                </mrow>
                <mo fence="true" stretchy="false">)</mo>
              </mrow>
              <mo stretchy="false">+</mo>
              <mrow>
                <mo fence="true" stretchy="false">(</mo>
                <mrow>
                  <mrow>
                    <mrow>
                      <msup>
                        <mi>h</mi>
                        <mn>2</mn>
                      </msup>
                      <mi>r</mi>
                    </mrow>
                    <mo stretchy="false">−</mo>
                    <mfrac>
                      <msup>
                        <mi>h</mi>
                        <mn>3</mn>
                      </msup>
                      <mn>3</mn>
                    </mfrac>
                  </mrow>
                </mrow>
                <mo fence="true" stretchy="false">)</mo>
              </mrow>
            </mrow>
            <mrow>
              <mo fence="true" stretchy="false">(</mo>
              <mrow>
                <mn>0</mn>
              </mrow>
              <mo fence="true" stretchy="false">)</mo>
            </mrow>
          </mrow>
        </mtd>
      </mtr>
      <mtr>
        <mtd>
          <mstyle mathvariant="bold">
            <mrow>
              <mi>f</mi>
              <mi>'</mi>
              <mrow>
                <mrow>
                  <mo fence="true" stretchy="false">(</mo>
                  <mrow>
                    <mi>h</mi>
                  </mrow>
                  <mo fence="true" stretchy="false">)</mo>
                </mrow>
                <mo stretchy="false">=</mo>
                <msub>
                  <mi mathvariant="normal">ρ</mi>
                  <mi>a</mi>
                </msub>
              </mrow>
              <mi mathvariant="normal">π</mi>
              <mrow>
                <mo fence="true" stretchy="false">(</mo>
                <mrow>
                  <mrow>
                    <mn>2</mn>
                    <mrow>
                      <mi mathvariant="italic">hr</mi>
                      <mo stretchy="false">−</mo>
                      <msup>
                        <mi>h</mi>
                        <mn>2</mn>
                      </msup>
                    </mrow>
                  </mrow>
                </mrow>
                <mo fence="true" stretchy="false">)</mo>
              </mrow>
            </mrow>
          </mstyle>
        </mtd>
      </mtr>
    </mtable>
    <annotation encoding="StarMath 5.0">f( h ) = %rho_a %pi ( { h^2 r }  - { h^3 over 3 } ) - %rho_a V
newline
f'( h ) = %rho_a %pi ( 2hr  - h^2 ) + ( { h^2 r }  - { h^3 over 3 } )(0)
newline
bold { f'( h ) = %rho_a %pi ( 2hr  - h^2 )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24/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 mathvariant="italic">Vc</mi>
              <mo stretchy="false">=</mo>
              <mi mathvariant="italic">mg</mi>
            </mrow>
            <mrow>
              <mo fence="true" stretchy="false">(</mo>
              <mrow>
                <mrow>
                  <mn>1</mn>
                  <mo stretchy="false">−</mo>
                  <msup>
                    <mi>e</mi>
                    <mfrac>
                      <mrow>
                        <mo stretchy="false">−</mo>
                        <mi mathvariant="italic">ct</mi>
                      </mrow>
                      <mi>m</mi>
                    </mfrac>
                  </msup>
                </mrow>
              </mrow>
              <mo fence="true" stretchy="false">)</mo>
            </mrow>
          </mrow>
        </mtd>
      </mtr>
      <mtr>
        <mtd>
          <mrow>
            <mrow>
              <mfrac>
                <mi mathvariant="italic">Vc</mi>
                <mi>g</mi>
              </mfrac>
              <mo stretchy="false">=</mo>
              <mi>m</mi>
            </mrow>
            <mrow>
              <mo fence="true" stretchy="false">(</mo>
              <mrow>
                <mrow>
                  <mn>1</mn>
                  <mo stretchy="false">−</mo>
                  <msup>
                    <mi>e</mi>
                    <mfrac>
                      <mrow>
                        <mo stretchy="false">−</mo>
                        <mi mathvariant="italic">ct</mi>
                      </mrow>
                      <mi>m</mi>
                    </mfrac>
                  </msup>
                </mrow>
              </mrow>
              <mo fence="true" stretchy="false">)</mo>
            </mrow>
          </mrow>
        </mtd>
      </mtr>
      <mtr>
        <mtd>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mtd>
      </mtr>
    </mtable>
    <annotation encoding="StarMath 5.0">V = mg over c ( 1 - e^{ -ct over m } )
newline
V = mg over c ( 1 - e^{ -ct over m } )
newline
Vc = mg ( 1 - e^{ -ct over m } )
newline
Vc over g = m ( 1 - e^{ -ct over m } )
newline
Vc over { g ( 1 - e^{ -ct over m } ) } = m
</annotation>
  </semantics>
</math>
</file>

<file path=Object 25/content.xml><?xml version="1.0" encoding="utf-8"?>
<math xmlns="http://www.w3.org/1998/Math/MathML" display="block">
  <semantics>
    <mtable>
      <mtr>
        <mtd>
          <mrow>
            <mrow>
              <mi>V</mi>
              <mo stretchy="false">=</mo>
              <mn>194.4</mn>
            </mrow>
            <mrow>
              <mi mathvariant="italic">km</mi>
              <mo stretchy="false">/</mo>
              <mi>h</mi>
            </mrow>
          </mrow>
        </mtd>
      </mtr>
      <mtr>
        <mtd>
          <mrow>
            <mi>V</mi>
            <mrow>
              <mo fence="true" stretchy="false">(</mo>
              <mrow>
                <mrow>
                  <mi mathvariant="italic">km</mi>
                  <mo stretchy="false">/</mo>
                  <mi>h</mi>
                </mrow>
              </mrow>
              <mo fence="true" stretchy="false">)</mo>
            </mrow>
            <mo stretchy="false">→</mo>
            <mi>V</mi>
            <mrow>
              <mo fence="true" stretchy="false">(</mo>
              <mrow>
                <mrow>
                  <mi>m</mi>
                  <mo stretchy="false">/</mo>
                  <mi>s</mi>
                </mrow>
              </mrow>
              <mo fence="true" stretchy="false">)</mo>
            </mrow>
          </mrow>
        </mtd>
      </mtr>
      <mtr>
        <mtd>
          <mrow>
            <mi>V</mi>
            <mo stretchy="false">=</mo>
            <mfrac>
              <mrow>
                <mn>194.4</mn>
                <mo stretchy="false">∗</mo>
                <mn>1000</mn>
              </mrow>
              <mn>3600</mn>
            </mfrac>
          </mrow>
        </mtd>
      </mtr>
      <mtr>
        <mtd>
          <mrow>
            <mrow>
              <mi>V</mi>
              <mo stretchy="false">=</mo>
              <mn>54</mn>
            </mrow>
            <mrow>
              <mi>m</mi>
              <mo stretchy="false">/</mo>
              <mi>s</mi>
            </mrow>
          </mrow>
        </mtd>
      </mtr>
    </mtable>
    <annotation encoding="StarMath 5.0">V = 194.4 km/h
newline
V( km/h ) -&gt; V ( m/s )
newline
V = 194.4 * 1000 over 3600
newline
V = 54 m/s</annotation>
  </semantics>
</math>
</file>

<file path=Object 26/content.xml><?xml version="1.0" encoding="utf-8"?>
<math xmlns="http://www.w3.org/1998/Math/MathML" display="block">
  <semantics>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annotation encoding="StarMath 5.0">Vc over { g ( 1 - e^{ -ct over m } ) } = m
newline
</annotation>
  </semantics>
</math>
</file>

<file path=Object 27/content.xml><?xml version="1.0" encoding="utf-8"?>
<math xmlns="http://www.w3.org/1998/Math/MathML" display="block">
  <semantics>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annotation encoding="StarMath 5.0">S( t ) = S_0 - { mg over k }t + { {m^2 g} over k^2 }( 1 - e^{ -kt over m } )</annotation>
  </semantics>
</math>
</file>

<file path=Object 28/content.xml><?xml version="1.0" encoding="utf-8"?>
<math xmlns="http://www.w3.org/1998/Math/MathML" display="block">
  <semantics>
    <mtable>
      <mtr>
        <mtd>
          <mrow>
            <mi mathvariant="italic">Conversiones</mi>
            <mi mathvariant="italic">varias</mi>
          </mrow>
        </mtd>
      </mtr>
      <mtr>
        <mtd>
          <mrow>
            <mi mathvariant="italic">Kg</mi>
            <mo stretchy="false">→</mo>
            <mi mathvariant="italic">lb</mi>
          </mrow>
        </mtd>
      </mtr>
      <mtr>
        <mtd>
          <mrow>
            <mi mathvariant="italic">lb</mi>
            <mo stretchy="false">=</mo>
            <mrow>
              <mi>m</mi>
              <mo stretchy="false">∗</mo>
              <mn>2.204622476</mn>
            </mrow>
          </mrow>
        </mtd>
      </mtr>
      <mtr>
        <mtd>
          <mrow>
            <mi mathvariant="italic">lb</mi>
            <mo stretchy="false">=</mo>
            <mrow>
              <mn>8.55</mn>
              <mo stretchy="false">∗</mo>
              <mn>2.204622476</mn>
            </mrow>
          </mrow>
        </mtd>
      </mtr>
      <mtr>
        <mtd>
          <mrow>
            <mi mathvariant="italic">lb</mi>
            <mo stretchy="false">=</mo>
            <mn>18.849522169</mn>
          </mrow>
        </mtd>
      </mtr>
      <mtr>
        <mtd>
          <mrow/>
        </mtd>
      </mtr>
      <mtr>
        <mtd>
          <mrow>
            <mi mathvariant="italic">Plg</mi>
            <mo stretchy="false">→</mo>
            <mi mathvariant="italic">ft</mi>
          </mrow>
        </mtd>
      </mtr>
      <mtr>
        <mtd>
          <mrow>
            <mi mathvariant="italic">ft</mi>
            <mo stretchy="false">=</mo>
            <mrow>
              <mi mathvariant="italic">plg</mi>
              <mo stretchy="false">∗</mo>
              <mn>0.08333</mn>
            </mrow>
          </mrow>
        </mtd>
      </mtr>
      <mtr>
        <mtd>
          <mrow>
            <mi mathvariant="italic">ft</mi>
            <mo stretchy="false">=</mo>
            <mrow>
              <mn>10,686.6</mn>
              <mo stretchy="false">∗</mo>
              <mn>0.08333</mn>
            </mrow>
          </mrow>
        </mtd>
      </mtr>
      <mtr>
        <mtd>
          <mrow>
            <mi mathvariant="italic">ft</mi>
            <mo stretchy="false">=</mo>
            <mn>890.514378</mn>
          </mrow>
        </mtd>
      </mtr>
    </mtable>
    <annotation encoding="StarMath 5.0">Conversiones varias
newline
Kg -&gt; lb
newline
lb = m*2.204622476
newline
lb = 8.55*2.204622476
newline
lb = 18.849522169
newline
newline
Plg -&gt; ft
newline
ft = plg*0.08333
newline
ft = 10,686.6*0.08333
newline
ft = 890.514378</annotation>
  </semantics>
</math>
</file>

<file path=Object 29/content.xml><?xml version="1.0" encoding="utf-8"?>
<math xmlns="http://www.w3.org/1998/Math/MathML" display="block">
  <semantics>
    <mtable>
      <mtr>
        <mtd>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S</mi>
            <mrow>
              <mrow>
                <mo fence="true" stretchy="false">(</mo>
                <mrow>
                  <mi>t</mi>
                </mrow>
                <mo fence="true" stretchy="false">)</mo>
              </mrow>
              <mo stretchy="false">+</mo>
              <mfrac>
                <mi mathvariant="italic">mg</mi>
                <mi>k</mi>
              </mfrac>
            </mrow>
            <mrow>
              <mi>t</mi>
              <mo stretchy="false">=</mo>
              <mrow>
                <msub>
                  <mi>S</mi>
                  <mn>0</mn>
                </msub>
                <mo stretchy="false">+</mo>
                <mfrac>
                  <mrow>
                    <msup>
                      <mi>m</mi>
                      <mn>2</mn>
                    </msup>
                    <mi>g</mi>
                  </mrow>
                  <msup>
                    <mi>k</mi>
                    <mn>2</mn>
                  </msup>
                </mfrac>
              </mrow>
            </mrow>
            <mrow>
              <mo fence="true" stretchy="false">(</mo>
              <mrow>
                <mrow>
                  <mn>1</mn>
                  <mo stretchy="false">−</mo>
                  <msup>
                    <mi>e</mi>
                    <mfrac>
                      <mrow>
                        <mo stretchy="false">−</mo>
                        <mi mathvariant="italic">kt</mi>
                      </mrow>
                      <mi>m</mi>
                    </mfrac>
                  </msup>
                </mrow>
              </mrow>
              <mo fence="true" stretchy="false">)</mo>
            </mrow>
          </mrow>
        </mtd>
      </mtr>
      <mtr>
        <mtd>
          <mrow>
            <mfrac>
              <mi mathvariant="italic">mg</mi>
              <mi>k</mi>
            </mfrac>
            <mrow>
              <mi>t</mi>
              <mo stretchy="false">=</mo>
              <mrow>
                <msub>
                  <mi>S</mi>
                  <mn>0</mn>
                </msub>
                <mo stretchy="false">−</mo>
                <mi>S</mi>
              </mrow>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 mathvariant="italic">mg</mi>
            <mrow>
              <mi>t</mi>
              <mo stretchy="false">=</mo>
              <mi>k</mi>
            </mrow>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td>
      </mtr>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able>
    <annotation encoding="StarMath 5.0">S( t ) = S_0 - { mg over k }t + { {m^2 g} over k^2 }( 1 - e^{ -kt over m } )
newline
S( t ) + { mg over k }t = S_0 + { {m^2 g} over k^2 }( 1 - e^{ -kt over m } )
newline
{ mg over k }t = S_0 - S( t ) + { {m^2 g} over k^2 }( 1 - e^{ -kt over m } )
newline
mg t = k( S_0 - S( t ) + { {m^2 g} over k^2 }( 1 - e^{ -kt over m } ) )
newline
t = { k( S_0 - S( t ) + { {m^2 g} over k^2 }( 1 - e^{ -kt over m } ) ) } over mg</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30/content.xml><?xml version="1.0" encoding="utf-8"?>
<math xmlns="http://www.w3.org/1998/Math/MathML" display="block">
  <semantics>
    <mtable>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r>
        <mtd>
          <mstyle mathvariant="bold">
            <mrow>
              <mi>f</mi>
              <mrow>
                <mrow>
                  <mo fence="true" stretchy="false">(</mo>
                  <mrow>
                    <mi>t</mi>
                  </mrow>
                  <mo fence="true" stretchy="false">)</mo>
                </mrow>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row>
          </mstyle>
        </mtd>
      </mtr>
    </mtable>
    <annotation encoding="StarMath 5.0">t = { k( S_0 - S( t ) + { {m^2 g} over k^2 }( 1 - e^{ -kt over m } ) ) } over mg
newline
 bold { f(t) = { k( S_0 - S( t ) + { {m^2 g} over k^2 }( 1 - e^{ -kt over m } ) ) } over mg }</annotation>
  </semantics>
</math>
</file>

<file path=Object 31/content.xml><?xml version="1.0" encoding="utf-8"?>
<math xmlns="http://www.w3.org/1998/Math/MathML" display="block">
  <semantics>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annotation encoding="StarMath 5.0">Nu = 0.3 + ( nroot{5}{( 1 + nroot{8}{(R_e over 282000)^5} )^4} )( { 0.62 sqrt{ R_e } nroot {3}{Pr}  } over { 1 + nroot {4}(0.4 over Pr) } )</annotation>
  </semantics>
</math>
</file>

<file path=Object 32/content.xml><?xml version="1.0" encoding="utf-8"?>
<math xmlns="http://www.w3.org/1998/Math/MathML" display="block">
  <semantics>
    <mtable>
      <mtr>
        <mtd>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row>
            <mrow>
              <mn>0</mn>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style mathvariant="bold">
            <mrow>
              <mi>f</mi>
              <mrow>
                <mrow>
                  <mo fence="true" stretchy="false">(</mo>
                  <mrow>
                    <msub>
                      <mi>R</mi>
                      <mi>e</mi>
                    </msub>
                  </mrow>
                  <mo fence="true" stretchy="false">)</mo>
                </mrow>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style>
        </mtd>
      </mtr>
    </mtable>
    <annotation encoding="StarMath 5.0">Nu = 0.3 + ( nroot{5}{( 1 + nroot{8}{(R_e over 282000)^5} )^4} )( { 0.62 sqrt{ R_e } nroot {3}{Pr}  } over { 1 + nroot {4}(0.4 over Pr) } )
newline
0 = 0.3 - Nu + ( nroot{5}{( 1 + nroot{8}{(R_e over 282000)^5} )^4} )( { 0.62 sqrt{ R_e } nroot {3}{Pr}  } over { 1 + nroot {4}(0.4 over Pr) } )
newline
bold { f(R_e) = 0.3 - Nu + ( nroot{5}{( 1 + nroot{8}{(R_e over 282000)^5} )^4} )( { 0.62 sqrt{ R_e } nroot {3}{Pr}  } over { 1 + nroot {4}(0.4 over Pr) } ) }</annotation>
  </semantics>
</math>
</file>

<file path=Object 33/content.xml><?xml version="1.0" encoding="utf-8"?>
<math xmlns="http://www.w3.org/1998/Math/MathML" display="block">
  <semantics>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annotation encoding="StarMath 5.0">( P + a over { V(V + b)T^0.5 } )( V - b ) = RT</annotation>
  </semantics>
</math>
</file>

<file path=Object 34/content.xml><?xml version="1.0" encoding="utf-8"?>
<math xmlns="http://www.w3.org/1998/Math/MathML" display="block">
  <semantics>
    <mrow>
      <mrow>
        <mi>a</mi>
        <mo stretchy="false">=</mo>
        <mn>0.4278</mn>
      </mrow>
      <mrow>
        <msup>
          <mi>R</mi>
          <mn>2</mn>
        </msup>
        <msubsup>
          <mi>T</mi>
          <mi>c</mi>
          <mn>2.5</mn>
        </msubsup>
      </mrow>
      <mi>,</mi>
      <mspace width="2em"/>
      <mrow>
        <mi>b</mi>
        <mo stretchy="false">=</mo>
        <mn>0.0867</mn>
      </mrow>
      <mfrac>
        <msub>
          <mi mathvariant="italic">RT</mi>
          <mi>c</mi>
        </msub>
        <msub>
          <mi>P</mi>
          <mi>c</mi>
        </msub>
      </mfrac>
    </mrow>
    <annotation encoding="StarMath 5.0">a = 0.4278 { R^2 T_c ^2.5 },````b = 0.0867 { RT_c } over P_c</annotation>
  </semantics>
</math>
</file>

<file path=Object 35/content.xml><?xml version="1.0" encoding="utf-8"?>
<math xmlns="http://www.w3.org/1998/Math/MathML" display="block">
  <semantics>
    <mtable>
      <mtr>
        <mtd>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mtd>
      </mtr>
      <mtr>
        <mtd>
          <mrow>
            <mrow>
              <mo fence="true" stretchy="false">(</mo>
              <mrow>
                <mrow>
                  <mi>V</mi>
                  <mo stretchy="false">−</mo>
                  <mi>b</mi>
                </mrow>
              </mrow>
              <mo fence="true" stretchy="false">)</mo>
            </mrow>
            <mo stretchy="false">=</mo>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row>
        </mtd>
      </mtr>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able>
    <annotation encoding="StarMath 5.0">( P + a over { V(V + b)T^0.5 } )( V - b ) = RT
newline
( V - b ) = RT over { ( P + a over { V(V + b)T^0.5 } ) }
newline
V = RT over { ( P + a over { V(V + b)T^0.5 } ) } - b</annotation>
  </semantics>
</math>
</file>

<file path=Object 36/content.xml><?xml version="1.0" encoding="utf-8"?>
<math xmlns="http://www.w3.org/1998/Math/MathML" display="block">
  <semantics>
    <mtable>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row>
          </mstyle>
        </mtd>
      </mtr>
    </mtable>
    <annotation encoding="StarMath 5.0">V = RT over { ( P + a over { V(V + b)T^0.5 } ) } - b
newline
bold { g(V) = RT over { ( P + a over { V(V + b)T^0.5 } ) } - b }</annotation>
  </semantics>
</math>
</file>

<file path=Object 37/content.xml><?xml version="1.0" encoding="utf-8"?>
<math xmlns="http://www.w3.org/1998/Math/MathML" display="block">
  <semantics>
    <mtable>
      <mtr>
        <mtd>
          <mrow>
            <mi>V</mi>
            <mo stretchy="false">=</mo>
            <mrow>
              <mfrac>
                <mi mathvariant="italic">RT</mi>
                <mrow>
                  <mo fence="true" stretchy="false">(</mo>
                  <mrow>
                    <mrow>
                      <mi>P</mi>
                      <mo stretchy="false">+</mo>
                      <mfrac>
                        <mi>a</mi>
                        <msup>
                          <mi>v</mi>
                          <mn>2</mn>
                        </msup>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sup>
                              <mi>v</mi>
                              <mn>2</mn>
                            </msup>
                          </mfrac>
                        </mrow>
                      </mrow>
                      <mo fence="true" stretchy="false">)</mo>
                    </mrow>
                  </mfrac>
                  <mo stretchy="false">+</mo>
                  <mi>b</mi>
                </mrow>
              </mrow>
            </mrow>
          </mstyle>
        </mtd>
      </mtr>
    </mtable>
    <annotation encoding="StarMath 5.0">V = { RT } over ( P + a over v^2 ) + b
newline
bold { g(V) = { RT } over ( P + a over v^2 ) + b }</annotation>
  </semantics>
</math>
</file>

<file path=Object 38/content.xml><?xml version="1.0" encoding="utf-8"?>
<math xmlns="http://www.w3.org/1998/Math/MathML" display="block">
  <semantics>
    <mtable>
      <mtr>
        <mtd>
          <mrow>
            <mi>D</mi>
            <mrow>
              <mrow>
                <mo fence="true" stretchy="false">(</mo>
                <mrow>
                  <mi>t</mi>
                </mrow>
                <mo fence="true" stretchy="false">)</mo>
              </mrow>
              <mo stretchy="false">=</mo>
              <mrow>
                <mrow>
                  <mo stretchy="false">−</mo>
                  <mn>70</mn>
                </mrow>
                <mo stretchy="false">+</mo>
                <mn>7</mn>
              </mrow>
            </mrow>
            <mrow>
              <mi>t</mi>
              <mo stretchy="false">+</mo>
              <mn>70</mn>
            </mrow>
            <msup>
              <mi>e</mi>
              <mfrac>
                <mrow>
                  <mo stretchy="false">−</mo>
                  <mi>t</mi>
                </mrow>
                <mn>10</mn>
              </mfrac>
            </msup>
          </mrow>
        </mtd>
      </mtr>
      <mtr>
        <mtd>
          <mrow>
            <mrow>
              <mn>0</mn>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able>
    <annotation encoding="StarMath 5.0">D( t ) = -70 + 7t + 70e^{ -t over 10 }
newline
0 = -70 + 7t + 70e^{ -t over 10 } - D( t )
newline
f(t) = -70 + 7t + 70e^{ -t over 10 } - D( t )
</annotation>
  </semantics>
</math>
</file>

<file path=Object 39/content.xml><?xml version="1.0" encoding="utf-8"?>
<math xmlns="http://www.w3.org/1998/Math/MathML" display="block">
  <semantics>
    <mtable>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style mathvariant="bol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style>
        </mtd>
      </mtr>
    </mtable>
    <annotation encoding="StarMath 5.0">f(t) = -70 + 7t + 70e^{ -t over 10 } - D( t )
newline
bold { f(t) = -70 + 7t + 70e^{ -t over 10 } - D( t ) }</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40/content.xml><?xml version="1.0" encoding="utf-8"?>
<math xmlns="http://www.w3.org/1998/Math/MathML" display="block">
  <semantics>
    <mrow>
      <mrow>
        <mi>Q</mi>
        <mo stretchy="false">=</mo>
        <mrow>
          <munderover>
            <mo stretchy="false">∫</mo>
            <msub>
              <mi>T</mi>
              <mi>i</mi>
            </msub>
            <msub>
              <mi>T</mi>
              <mi>f</mi>
            </msub>
          </munderover>
          <msub>
            <mi>C</mi>
            <mi>p</mi>
          </msub>
        </mrow>
      </mrow>
      <mi mathvariant="italic">dT</mi>
    </mrow>
    <annotation encoding="StarMath 5.0">Q = int from{T_i} to{T_f} C_p dT </annotation>
  </semantics>
</math>
</file>

<file path=Object 41/content.xml><?xml version="1.0" encoding="utf-8"?>
<math xmlns="http://www.w3.org/1998/Math/MathML" display="block">
  <semantics>
    <mrow>
      <mrow>
        <mi mathvariant="italic">Cp</mi>
        <mo stretchy="false">=</mo>
        <mrow>
          <mn>32.24</mn>
          <mo stretchy="false">+</mo>
          <mn>0.001924</mn>
        </mrow>
      </mrow>
      <mrow>
        <mi>T</mi>
        <mo stretchy="false">+</mo>
        <mn>1.055</mn>
      </mrow>
      <mi>x</mi>
      <msup>
        <mn>10</mn>
        <mrow>
          <mo stretchy="false">−</mo>
          <mn>5</mn>
        </mrow>
      </msup>
      <msup>
        <mi>T</mi>
        <mn>2</mn>
      </msup>
      <mi>–</mi>
      <mn>3.596</mn>
      <mi>x</mi>
      <msup>
        <mn>10</mn>
        <mrow>
          <mo stretchy="false">−</mo>
          <mn>9</mn>
        </mrow>
      </msup>
      <msup>
        <mi>T</mi>
        <mn>3</mn>
      </msup>
    </mrow>
    <annotation encoding="StarMath 5.0">Cp = 32.24 + 0.001924T + 1.055 x10^-5T^2 – 3.596x10^-9T^3</annotation>
  </semantics>
</math>
</file>

<file path=Object 42/content.xml><?xml version="1.0" encoding="utf-8"?>
<math xmlns="http://www.w3.org/1998/Math/MathML" display="block">
  <semantics>
    <mtable>
      <mtr>
        <mtd>
          <mrow>
            <mrow>
              <mi>Q</mi>
              <mo stretchy="false">=</mo>
              <mrow>
                <munderover>
                  <mo stretchy="false">∫</mo>
                  <msub>
                    <mi>T</mi>
                    <mi>i</mi>
                  </msub>
                  <msub>
                    <mi>T</mi>
                    <mi>f</mi>
                  </msub>
                </munderover>
                <msub>
                  <mi>C</mi>
                  <mi>p</mi>
                </msub>
              </mrow>
            </mrow>
            <mi mathvariant="italic">dT</mi>
          </mrow>
        </mtd>
      </mtr>
      <mtr>
        <mtd>
          <mrow>
            <mrow>
              <mi>Q</mi>
              <mo stretchy="false">=</mo>
              <mrow>
                <munderover>
                  <mo stretchy="false">∫</mo>
                  <msub>
                    <mi>T</mi>
                    <mi>i</mi>
                  </msub>
                  <msub>
                    <mi>T</mi>
                    <mi>f</mi>
                  </msub>
                </munderover>
                <mrow>
                  <mrow>
                    <mn>32.24</mn>
                    <mo stretchy="false">+</mo>
                    <mn>0.001924</mn>
                  </mrow>
                  <mrow>
                    <mi>T</mi>
                    <mo stretchy="false">+</mo>
                    <mn>1.055</mn>
                  </mrow>
                  <mi>x</mi>
                  <msup>
                    <mn>10</mn>
                    <mrow>
                      <mo stretchy="false">−</mo>
                      <mn>5</mn>
                    </mrow>
                  </msup>
                  <msup>
                    <mi>T</mi>
                    <mn>2</mn>
                  </msup>
                  <mi>–</mi>
                  <mn>3.596</mn>
                  <mi>x</mi>
                  <msup>
                    <mn>10</mn>
                    <mrow>
                      <mo stretchy="false">−</mo>
                      <mn>9</mn>
                    </mrow>
                  </msup>
                  <msup>
                    <mi>T</mi>
                    <mn>3</mn>
                  </msup>
                </mrow>
              </mrow>
            </mrow>
            <mi mathvariant="italic">dT</mi>
          </mrow>
        </mtd>
      </mtr>
      <mtr>
        <mtd>
          <mrow>
            <mrow>
              <mi>Q</mi>
              <mo stretchy="false">=</mo>
              <mrow>
                <mrow>
                  <munderover>
                    <mo stretchy="false">∫</mo>
                    <msub>
                      <mi>T</mi>
                      <mi>i</mi>
                    </msub>
                    <msub>
                      <mi>T</mi>
                      <mi>f</mi>
                    </msub>
                  </munderover>
                  <mrow>
                    <mn>32.24</mn>
                    <mi mathvariant="italic">dT</mi>
                  </mrow>
                </mrow>
                <mo stretchy="false">+</mo>
                <mrow>
                  <munderover>
                    <mo stretchy="false">∫</mo>
                    <msub>
                      <mi>T</mi>
                      <mi>i</mi>
                    </msub>
                    <msub>
                      <mi>T</mi>
                      <mi>f</mi>
                    </msub>
                  </munderover>
                  <mrow>
                    <mn>0.001924</mn>
                    <mi>T</mi>
                    <mi mathvariant="italic">dT</mi>
                  </mrow>
                </mrow>
                <mo stretchy="false">+</mo>
                <mrow>
                  <munderover>
                    <mo stretchy="false">∫</mo>
                    <msub>
                      <mi>T</mi>
                      <mi>i</mi>
                    </msub>
                    <msub>
                      <mi>T</mi>
                      <mi>f</mi>
                    </msub>
                  </munderover>
                  <mrow>
                    <mn>1.055</mn>
                    <mi>x</mi>
                    <msup>
                      <mn>10</mn>
                      <mrow>
                        <mo stretchy="false">−</mo>
                        <mn>5</mn>
                      </mrow>
                    </msup>
                    <msup>
                      <mi>T</mi>
                      <mn>2</mn>
                    </msup>
                    <mi mathvariant="italic">dT</mi>
                  </mrow>
                </mrow>
              </mrow>
            </mrow>
            <mi>–</mi>
            <mrow>
              <munderover>
                <mo stretchy="false">∫</mo>
                <msub>
                  <mi>T</mi>
                  <mi>i</mi>
                </msub>
                <msub>
                  <mi>T</mi>
                  <mi>f</mi>
                </msub>
              </munderover>
              <mrow>
                <mn>3.596</mn>
                <mi>x</mi>
                <msup>
                  <mn>10</mn>
                  <mrow>
                    <mo stretchy="false">−</mo>
                    <mn>9</mn>
                  </mrow>
                </msup>
                <msup>
                  <mi>T</mi>
                  <mn>3</mn>
                </msup>
                <mi mathvariant="italic">dT</mi>
              </mrow>
            </mrow>
          </mrow>
        </mtd>
      </mtr>
      <mtr>
        <mtd>
          <mrow>
            <mrow>
              <mi>Q</mi>
              <mo stretchy="false">=</mo>
              <mn>32.24</mn>
            </mrow>
            <mrow>
              <mo fence="true" stretchy="false">(</mo>
              <mrow>
                <mi>T</mi>
              </mrow>
              <mo fence="true" stretchy="false">)</mo>
            </mrow>
            <mtable>
              <mtr>
                <mtd>
                  <msub>
                    <mi>T</mi>
                    <mi>f</mi>
                  </msub>
                </mtd>
              </mtr>
              <mtr>
                <mtd>
                  <msub>
                    <mi>T</mi>
                    <mi>i</mi>
                  </msub>
                </mtd>
              </mtr>
            </mtable>
            <mrow>
              <mspace width="1em"/>
              <mo stretchy="false">+</mo>
              <mspace width="1em"/>
            </mrow>
            <mn>0.001924</mn>
            <mrow>
              <mo fence="true" stretchy="false">(</mo>
              <mrow>
                <mfrac>
                  <msup>
                    <mi>T</mi>
                    <mn>2</mn>
                  </msup>
                  <mn>2</mn>
                </mfrac>
              </mrow>
              <mo fence="true" stretchy="false">)</mo>
            </mrow>
            <mtable>
              <mtr>
                <mtd>
                  <msub>
                    <mi>T</mi>
                    <mi>f</mi>
                  </msub>
                </mtd>
              </mtr>
              <mtr>
                <mtd>
                  <msub>
                    <mi>T</mi>
                    <mi>i</mi>
                  </msub>
                </mtd>
              </mtr>
            </mtable>
            <mrow>
              <mspace width="1em"/>
              <mo stretchy="false">+</mo>
              <mspace width="1em"/>
            </mrow>
            <mrow>
              <mn>1.055</mn>
              <mi>x</mi>
              <msup>
                <mn>10</mn>
                <mrow>
                  <mo stretchy="false">−</mo>
                  <mn>5</mn>
                </mrow>
              </msup>
            </mrow>
            <mrow>
              <mo fence="true" stretchy="false">(</mo>
              <mrow>
                <mfrac>
                  <msup>
                    <mi>T</mi>
                    <mn>3</mn>
                  </msup>
                  <mn>3</mn>
                </mfrac>
              </mrow>
              <mo fence="true" stretchy="false">)</mo>
            </mrow>
            <mtable>
              <mtr>
                <mtd>
                  <msub>
                    <mi>T</mi>
                    <mi>f</mi>
                  </msub>
                </mtd>
              </mtr>
              <mtr>
                <mtd>
                  <msub>
                    <mi>T</mi>
                    <mi>i</mi>
                  </msub>
                </mtd>
              </mtr>
            </mtable>
            <mrow>
              <mspace width="1em"/>
              <mo stretchy="false">−</mo>
              <mspace width="1em"/>
            </mrow>
            <mrow>
              <mn>3.596</mn>
              <mi>x</mi>
              <msup>
                <mn>10</mn>
                <mrow>
                  <mo stretchy="false">−</mo>
                  <mn>9</mn>
                </mrow>
              </msup>
            </mrow>
            <mrow>
              <mo fence="true" stretchy="false">(</mo>
              <mrow>
                <mfrac>
                  <msup>
                    <mi>T</mi>
                    <mn>4</mn>
                  </msup>
                  <mn>4</mn>
                </mfrac>
              </mrow>
              <mo fence="true" stretchy="false">)</mo>
            </mrow>
            <mtable>
              <mtr>
                <mtd>
                  <msub>
                    <mi>T</mi>
                    <mi>f</mi>
                  </msub>
                </mtd>
              </mtr>
              <mtr>
                <mtd>
                  <msub>
                    <mi>T</mi>
                    <mi>i</mi>
                  </msub>
                </mtd>
              </mtr>
            </mtable>
          </mrow>
        </mtd>
      </mtr>
      <mtr>
        <mtd>
          <mrow>
            <mrow>
              <mi>Q</mi>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o fence="true" stretchy="false">(</mo>
              <mrow>
                <mrow>
                  <mfrac>
                    <msubsup>
                      <mi>T</mi>
                      <mi>f</mi>
                      <mn>4</mn>
                    </msubsup>
                    <mn>4</mn>
                  </mfrac>
                  <mo stretchy="false">−</mo>
                  <mfrac>
                    <msubsup>
                      <mi>T</mi>
                      <mi>i</mi>
                      <mn>4</mn>
                    </msubsup>
                    <mn>4</mn>
                  </mfrac>
                </mrow>
              </mrow>
              <mo fence="true" stretchy="false">)</mo>
            </mrow>
          </mrow>
        </mtd>
      </mtr>
      <mtr>
        <mtd>
          <mrow>
            <mrow>
              <mn>0</mn>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style mathvariant="bol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style>
        </mtd>
      </mtr>
    </mtable>
    <annotation encoding="StarMath 5.0">Q = int from{T_i} to{T_f} C_p dT 
newline
Q = int from{T_i} to{T_f} { 32.24 + 0.001924T + 1.055 x10^-5T^2 – 3.596x10^-9T^3 } dT 
newline
Q = int from{T_i} to{T_f} { 32.24 dT} + int from{T_i} to{T_f} {0.001924T dT} + int from{T_i} to{T_f} {1.055 x10^-5T^2 dT} – int from{T_i} to{T_f} { 3.596x10^-9T^3 dT }
newline
Q = 32.24 (T){ binom{T_f}{T_i} }``+``0.001924 ( T^2 over 2 ){ binom{T_f}{T_i} }``+``{1.055 x10^-5} ( T^3 over 3 ){ binom{T_f}{T_i} }``-``{ 3.596x10^-9} ( T^4 over 4 ){ binom{T_f}{T_i} }
newline
Q = 32.24 (T_f - T_i)``+``0.001924 ( T_f^2 over 2 - T_i^2 over 2 )``+``{1.055 x10^-5} ( T_f^3 over 3 - T_i^3 over 3 )``-``{ 3.596x10^-9} ( T_f^4 over 4 - T_i^4 over 4 )
newline
0 = 32.24 (T_f - T_i)``+``0.001924 ( T_f^2 over 2 - T_i^2 over 2 )``+``{1.055 x10^-5} ( T_f^3 over 3 - T_i^3 over 3 )``-``{ 3.596x10^-9} ( T_f^4 over 4 - T_i^4 over 4 ) - Q
newline
f( T_f ) = 32.24 (T_f - T_i)``+``0.001924 ( T_f^2 over 2 - T_i^2 over 2 )``+``{1.055 x10^-5} ( T_f^3 over 3 - T_i^3 over 3 )``-``{ 3.596x10^-9} ( T_f^4 over 4 - T_i^4 over 4 ) - Q
newline
bold { f( T_f ) = 32.24 (T_f - T_i)``+``0.001924 ( T_f^2 over 2 - T_i^2 over 2 )``+``{1.055 x10^-5} ( T_f^3 over 3 - T_i^3 over 3 )``-``{ 3.596x10^-9} ( T_f^4 over 4 - T_i^4 over 4 ) - Q }</annotation>
  </semantics>
</math>
</file>

<file path=Object 43/content.xml><?xml version="1.0" encoding="utf-8"?>
<math xmlns="http://www.w3.org/1998/Math/MathML" display="block">
  <semantics>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annotation encoding="StarMath 5.0">v = u ln({ m_0 } over { m_0 - qt }) - g t</annotation>
  </semantics>
</math>
</file>

<file path=Object 44/content.xml><?xml version="1.0" encoding="utf-8"?>
<math xmlns="http://www.w3.org/1998/Math/MathML" display="block">
  <semantics>
    <mtable>
      <mtr>
        <mtd>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mtd>
      </mtr>
      <mtr>
        <mtd>
          <mrow>
            <mrow>
              <mn>0</mn>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style mathvariant="bol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style>
        </mtd>
      </mtr>
    </mtable>
    <annotation encoding="StarMath 5.0">v = u ln({ m_0 } over { m_0 - qt }) - g t
newline
0 = u ln({ m_0 } over { m_0 - qt }) - g t - v
newline
f( t ) = u ln({ m_0 } over { m_0 - qt }) - g t - v
newline
bold { f( t ) = u ln({ m_0 } over { m_0 - qt }) - g t - v }</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